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3 年 5 月 底" calcext:value-type="string">
            <text:p><text:s text:c="8"/>中 華 民 國 113 年 5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413608" calcext:value-type="float">
            <text:p>23,413,608</text:p>
          </table:table-cell>
          <table:table-cell table:style-name="ce11" office:value-type="float" office:value="11542394" calcext:value-type="float">
            <text:p>11,542,394</text:p>
          </table:table-cell>
          <table:table-cell table:style-name="ce11" office:value-type="float" office:value="11871214" calcext:value-type="float">
            <text:p>11,871,214</text:p>
          </table:table-cell>
          <table:table-cell table:style-name="ce11" office:value-type="float" office:value="758443" calcext:value-type="float">
            <text:p>758,443</text:p>
          </table:table-cell>
          <table:table-cell table:style-name="ce11" office:value-type="float" office:value="392589" calcext:value-type="float">
            <text:p>392,589</text:p>
          </table:table-cell>
          <table:table-cell table:style-name="ce11" office:value-type="float" office:value="365854" calcext:value-type="float">
            <text:p>365,854</text:p>
          </table:table-cell>
          <table:table-cell table:style-name="ce20" office:value-type="float" office:value="3.23932560927816" calcext:value-type="float">
            <text:p>3.24</text:p>
          </table:table-cell>
          <table:table-cell table:style-name="ce11" office:value-type="float" office:value="1132028" calcext:value-type="float">
            <text:p>1,132,028</text:p>
          </table:table-cell>
          <table:table-cell table:style-name="ce11" office:value-type="float" office:value="585972" calcext:value-type="float">
            <text:p>585,972</text:p>
          </table:table-cell>
          <table:table-cell table:style-name="ce11" office:value-type="float" office:value="546056" calcext:value-type="float">
            <text:p>546,056</text:p>
          </table:table-cell>
          <table:table-cell table:style-name="ce26" office:value-type="float" office:value="4.83491480680807" calcext:value-type="float">
            <text:p>4.83</text:p>
          </table:table-cell>
          <table:table-cell table:style-name="ce11" office:value-type="float" office:value="2196962" calcext:value-type="float">
            <text:p>2,196,962</text:p>
          </table:table-cell>
          <table:table-cell table:style-name="ce11" office:value-type="float" office:value="1137150" calcext:value-type="float">
            <text:p>1,137,150</text:p>
          </table:table-cell>
          <table:table-cell table:style-name="ce11" office:value-type="float" office:value="1059812" calcext:value-type="float">
            <text:p>1,059,812</text:p>
          </table:table-cell>
          <table:table-cell table:style-name="ce20" office:value-type="float" office:value="9.38326976346405" calcext:value-type="float">
            <text:p>9.38</text:p>
          </table:table-cell>
          <table:table-cell table:style-name="ce11" office:value-type="float" office:value="2409386" calcext:value-type="float">
            <text:p>2,409,386</text:p>
          </table:table-cell>
          <table:table-cell table:style-name="ce11" office:value-type="float" office:value="1247091" calcext:value-type="float">
            <text:p>1,247,091</text:p>
          </table:table-cell>
          <table:table-cell table:style-name="ce11" office:value-type="float" office:value="1162295" calcext:value-type="float">
            <text:p>1,162,295</text:p>
          </table:table-cell>
          <table:table-cell table:style-name="ce20" office:value-type="float" office:value="10.2905370244518" calcext:value-type="float">
            <text:p>10.29</text:p>
          </table:table-cell>
          <table:table-cell table:style-name="ce11" office:value-type="float" office:value="1183023" calcext:value-type="float">
            <text:p>1,183,023</text:p>
          </table:table-cell>
          <table:table-cell table:style-name="ce11" office:value-type="float" office:value="615846" calcext:value-type="float">
            <text:p>615,846</text:p>
          </table:table-cell>
          <table:table-cell table:style-name="ce11" office:value-type="float" office:value="567177" calcext:value-type="float">
            <text:p>567,177</text:p>
          </table:table-cell>
          <table:table-cell table:style-name="ce20" office:value-type="float" office:value="5.05271549775669" calcext:value-type="float">
            <text:p>5.05</text:p>
          </table:table-cell>
          <table:table-cell table:style-name="ce11" office:value-type="float" office:value="19612226" calcext:value-type="float">
            <text:p>19,612,226</text:p>
          </table:table-cell>
          <table:table-cell table:style-name="ce11" office:value-type="float" office:value="9569569" calcext:value-type="float">
            <text:p>9,569,569</text:p>
          </table:table-cell>
          <table:table-cell table:style-name="ce11" office:value-type="float" office:value="10042657" calcext:value-type="float">
            <text:p>10,042,657</text:p>
          </table:table-cell>
          <table:table-cell table:style-name="ce20" office:value-type="float" office:value="83.7642195085866" calcext:value-type="float">
            <text:p>83.76</text:p>
          </table:table-cell>
          <table:table-cell table:style-name="ce11" office:value-type="float" office:value="4380165" calcext:value-type="float">
            <text:p>4,380,165</text:p>
          </table:table-cell>
          <table:table-cell table:style-name="ce11" office:value-type="float" office:value="1978087" calcext:value-type="float">
            <text:p>1,978,087</text:p>
          </table:table-cell>
          <table:table-cell table:style-name="ce11" office:value-type="float" office:value="2402078" calcext:value-type="float">
            <text:p>2,402,078</text:p>
          </table:table-cell>
          <table:table-cell table:style-name="ce20" office:value-type="float" office:value="18.7077745557199" calcext:value-type="float">
            <text:p>18.71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3236" calcext:value-type="float">
            <text:p>4,043,236</text:p>
          </table:table-cell>
          <table:table-cell table:style-name="ce12" office:value-type="float" office:value="1965376" calcext:value-type="float">
            <text:p>1,965,376</text:p>
          </table:table-cell>
          <table:table-cell table:style-name="ce12" office:value-type="float" office:value="2077860" calcext:value-type="float">
            <text:p>2,077,860</text:p>
          </table:table-cell>
          <table:table-cell table:style-name="ce12" office:value-type="float" office:value="119938" calcext:value-type="float">
            <text:p>119,938</text:p>
          </table:table-cell>
          <table:table-cell table:style-name="ce12" office:value-type="float" office:value="61935" calcext:value-type="float">
            <text:p>61,935</text:p>
          </table:table-cell>
          <table:table-cell table:style-name="ce12" office:value-type="float" office:value="58003" calcext:value-type="float">
            <text:p>58,003</text:p>
          </table:table-cell>
          <table:table-cell table:style-name="ce21" office:value-type="float" office:value="2.96638633015733" calcext:value-type="float">
            <text:p>2.97</text:p>
          </table:table-cell>
          <table:table-cell table:style-name="ce12" office:value-type="float" office:value="181184" calcext:value-type="float">
            <text:p>181,184</text:p>
          </table:table-cell>
          <table:table-cell table:style-name="ce12" office:value-type="float" office:value="93399" calcext:value-type="float">
            <text:p>93,399</text:p>
          </table:table-cell>
          <table:table-cell table:style-name="ce12" office:value-type="float" office:value="87785" calcext:value-type="float">
            <text:p>87,785</text:p>
          </table:table-cell>
          <table:table-cell table:style-name="ce27" office:value-type="float" office:value="4.481163107966" calcext:value-type="float">
            <text:p>4.48</text:p>
          </table:table-cell>
          <table:table-cell table:style-name="ce12" office:value-type="float" office:value="357622" calcext:value-type="float">
            <text:p>357,622</text:p>
          </table:table-cell>
          <table:table-cell table:style-name="ce12" office:value-type="float" office:value="184603" calcext:value-type="float">
            <text:p>184,603</text:p>
          </table:table-cell>
          <table:table-cell table:style-name="ce12" office:value-type="float" office:value="173019" calcext:value-type="float">
            <text:p>173,019</text:p>
          </table:table-cell>
          <table:table-cell table:style-name="ce21" office:value-type="float" office:value="8.84494498960733" calcext:value-type="float">
            <text:p>8.84</text:p>
          </table:table-cell>
          <table:table-cell table:style-name="ce12" office:value-type="float" office:value="391854" calcext:value-type="float">
            <text:p>391,854</text:p>
          </table:table-cell>
          <table:table-cell table:style-name="ce12" office:value-type="float" office:value="202136" calcext:value-type="float">
            <text:p>202,136</text:p>
          </table:table-cell>
          <table:table-cell table:style-name="ce12" office:value-type="float" office:value="189718" calcext:value-type="float">
            <text:p>189,718</text:p>
          </table:table-cell>
          <table:table-cell table:style-name="ce21" office:value-type="float" office:value="9.69159356515425" calcext:value-type="float">
            <text:p>9.69</text:p>
          </table:table-cell>
          <table:table-cell table:style-name="ce12" office:value-type="float" office:value="196011" calcext:value-type="float">
            <text:p>196,011</text:p>
          </table:table-cell>
          <table:table-cell table:style-name="ce12" office:value-type="float" office:value="101931" calcext:value-type="float">
            <text:p>101,931</text:p>
          </table:table-cell>
          <table:table-cell table:style-name="ce12" office:value-type="float" office:value="94080" calcext:value-type="float">
            <text:p>94,080</text:p>
          </table:table-cell>
          <table:table-cell table:style-name="ce21" office:value-type="float" office:value="4.84787432640588" calcext:value-type="float">
            <text:p>4.85</text:p>
          </table:table-cell>
          <table:table-cell table:style-name="ce12" office:value-type="float" office:value="3419888" calcext:value-type="float">
            <text:p>3,419,888</text:p>
          </table:table-cell>
          <table:table-cell table:style-name="ce12" office:value-type="float" office:value="1642388" calcext:value-type="float">
            <text:p>1,642,388</text:p>
          </table:table-cell>
          <table:table-cell table:style-name="ce12" office:value-type="float" office:value="1777500" calcext:value-type="float">
            <text:p>1,777,500</text:p>
          </table:table-cell>
          <table:table-cell table:style-name="ce21" office:value-type="float" office:value="84.5829429694433" calcext:value-type="float">
            <text:p>84.58</text:p>
          </table:table-cell>
          <table:table-cell table:style-name="ce12" office:value-type="float" office:value="745614" calcext:value-type="float">
            <text:p>745,614</text:p>
          </table:table-cell>
          <table:table-cell table:style-name="ce12" office:value-type="float" office:value="329949" calcext:value-type="float">
            <text:p>329,949</text:p>
          </table:table-cell>
          <table:table-cell table:style-name="ce12" office:value-type="float" office:value="415665" calcext:value-type="float">
            <text:p>415,665</text:p>
          </table:table-cell>
          <table:table-cell table:style-name="ce21" office:value-type="float" office:value="18.4410210039681" calcext:value-type="float">
            <text:p>18.44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507673" calcext:value-type="float">
            <text:p>2,507,673</text:p>
          </table:table-cell>
          <table:table-cell table:style-name="ce12" office:value-type="float" office:value="1183803" calcext:value-type="float">
            <text:p>1,183,803</text:p>
          </table:table-cell>
          <table:table-cell table:style-name="ce12" office:value-type="float" office:value="1323870" calcext:value-type="float">
            <text:p>1,323,870</text:p>
          </table:table-cell>
          <table:table-cell table:style-name="ce12" office:value-type="float" office:value="81009" calcext:value-type="float">
            <text:p>81,009</text:p>
          </table:table-cell>
          <table:table-cell table:style-name="ce12" office:value-type="float" office:value="41702" calcext:value-type="float">
            <text:p>41,702</text:p>
          </table:table-cell>
          <table:table-cell table:style-name="ce12" office:value-type="float" office:value="39307" calcext:value-type="float">
            <text:p>39,307</text:p>
          </table:table-cell>
          <table:table-cell table:style-name="ce21" office:value-type="float" office:value="3.23044511784431" calcext:value-type="float">
            <text:p>3.23</text:p>
          </table:table-cell>
          <table:table-cell table:style-name="ce12" office:value-type="float" office:value="121026" calcext:value-type="float">
            <text:p>121,026</text:p>
          </table:table-cell>
          <table:table-cell table:style-name="ce12" office:value-type="float" office:value="62272" calcext:value-type="float">
            <text:p>62,272</text:p>
          </table:table-cell>
          <table:table-cell table:style-name="ce12" office:value-type="float" office:value="58754" calcext:value-type="float">
            <text:p>58,754</text:p>
          </table:table-cell>
          <table:table-cell table:style-name="ce27" office:value-type="float" office:value="4.82622734303875" calcext:value-type="float">
            <text:p>4.83</text:p>
          </table:table-cell>
          <table:table-cell table:style-name="ce12" office:value-type="float" office:value="241890" calcext:value-type="float">
            <text:p>241,890</text:p>
          </table:table-cell>
          <table:table-cell table:style-name="ce12" office:value-type="float" office:value="124560" calcext:value-type="float">
            <text:p>124,560</text:p>
          </table:table-cell>
          <table:table-cell table:style-name="ce12" office:value-type="float" office:value="117330" calcext:value-type="float">
            <text:p>117,330</text:p>
          </table:table-cell>
          <table:table-cell table:style-name="ce21" office:value-type="float" office:value="9.64599451363874" calcext:value-type="float">
            <text:p>9.65</text:p>
          </table:table-cell>
          <table:table-cell table:style-name="ce12" office:value-type="float" office:value="266673" calcext:value-type="float">
            <text:p>266,673</text:p>
          </table:table-cell>
          <table:table-cell table:style-name="ce12" office:value-type="float" office:value="137454" calcext:value-type="float">
            <text:p>137,454</text:p>
          </table:table-cell>
          <table:table-cell table:style-name="ce12" office:value-type="float" office:value="129219" calcext:value-type="float">
            <text:p>129,219</text:p>
          </table:table-cell>
          <table:table-cell table:style-name="ce21" office:value-type="float" office:value="10.6342812639447" calcext:value-type="float">
            <text:p>10.63</text:p>
          </table:table-cell>
          <table:table-cell table:style-name="ce12" office:value-type="float" office:value="127134" calcext:value-type="float">
            <text:p>127,134</text:p>
          </table:table-cell>
          <table:table-cell table:style-name="ce12" office:value-type="float" office:value="65842" calcext:value-type="float">
            <text:p>65,842</text:p>
          </table:table-cell>
          <table:table-cell table:style-name="ce12" office:value-type="float" office:value="61292" calcext:value-type="float">
            <text:p>61,292</text:p>
          </table:table-cell>
          <table:table-cell table:style-name="ce21" office:value-type="float" office:value="5.06979977054425" calcext:value-type="float">
            <text:p>5.07</text:p>
          </table:table-cell>
          <table:table-cell table:style-name="ce12" office:value-type="float" office:value="2100367" calcext:value-type="float">
            <text:p>2,100,367</text:p>
          </table:table-cell>
          <table:table-cell table:style-name="ce12" office:value-type="float" office:value="973378" calcext:value-type="float">
            <text:p>973,378</text:p>
          </table:table-cell>
          <table:table-cell table:style-name="ce12" office:value-type="float" office:value="1126989" calcext:value-type="float">
            <text:p>1,126,989</text:p>
          </table:table-cell>
          <table:table-cell table:style-name="ce21" office:value-type="float" office:value="83.7576111398895" calcext:value-type="float">
            <text:p>83.76</text:p>
          </table:table-cell>
          <table:table-cell table:style-name="ce12" office:value-type="float" office:value="562811" calcext:value-type="float">
            <text:p>562,811</text:p>
          </table:table-cell>
          <table:table-cell table:style-name="ce12" office:value-type="float" office:value="246322" calcext:value-type="float">
            <text:p>246,322</text:p>
          </table:table-cell>
          <table:table-cell table:style-name="ce12" office:value-type="float" office:value="316489" calcext:value-type="float">
            <text:p>316,489</text:p>
          </table:table-cell>
          <table:table-cell table:style-name="ce21" office:value-type="float" office:value="22.4435562371968" calcext:value-type="float">
            <text:p>22.44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24804" calcext:value-type="float">
            <text:p>2,324,804</text:p>
          </table:table-cell>
          <table:table-cell table:style-name="ce12" office:value-type="float" office:value="1145744" calcext:value-type="float">
            <text:p>1,145,744</text:p>
          </table:table-cell>
          <table:table-cell table:style-name="ce12" office:value-type="float" office:value="1179060" calcext:value-type="float">
            <text:p>1,179,060</text:p>
          </table:table-cell>
          <table:table-cell table:style-name="ce12" office:value-type="float" office:value="91704" calcext:value-type="float">
            <text:p>91,704</text:p>
          </table:table-cell>
          <table:table-cell table:style-name="ce12" office:value-type="float" office:value="47355" calcext:value-type="float">
            <text:p>47,355</text:p>
          </table:table-cell>
          <table:table-cell table:style-name="ce12" office:value-type="float" office:value="44349" calcext:value-type="float">
            <text:p>44,349</text:p>
          </table:table-cell>
          <table:table-cell table:style-name="ce21" office:value-type="float" office:value="3.94459059774501" calcext:value-type="float">
            <text:p>3.94</text:p>
          </table:table-cell>
          <table:table-cell table:style-name="ce12" office:value-type="float" office:value="134779" calcext:value-type="float">
            <text:p>134,779</text:p>
          </table:table-cell>
          <table:table-cell table:style-name="ce12" office:value-type="float" office:value="69676" calcext:value-type="float">
            <text:p>69,676</text:p>
          </table:table-cell>
          <table:table-cell table:style-name="ce12" office:value-type="float" office:value="65103" calcext:value-type="float">
            <text:p>65,103</text:p>
          </table:table-cell>
          <table:table-cell table:style-name="ce27" office:value-type="float" office:value="5.79743496656062" calcext:value-type="float">
            <text:p>5.80</text:p>
          </table:table-cell>
          <table:table-cell table:style-name="ce12" office:value-type="float" office:value="253568" calcext:value-type="float">
            <text:p>253,568</text:p>
          </table:table-cell>
          <table:table-cell table:style-name="ce12" office:value-type="float" office:value="131333" calcext:value-type="float">
            <text:p>131,333</text:p>
          </table:table-cell>
          <table:table-cell table:style-name="ce12" office:value-type="float" office:value="122235" calcext:value-type="float">
            <text:p>122,235</text:p>
          </table:table-cell>
          <table:table-cell table:style-name="ce21" office:value-type="float" office:value="10.9070700153647" calcext:value-type="float">
            <text:p>10.91</text:p>
          </table:table-cell>
          <table:table-cell table:style-name="ce12" office:value-type="float" office:value="276981" calcext:value-type="float">
            <text:p>276,981</text:p>
          </table:table-cell>
          <table:table-cell table:style-name="ce12" office:value-type="float" office:value="143385" calcext:value-type="float">
            <text:p>143,385</text:p>
          </table:table-cell>
          <table:table-cell table:style-name="ce12" office:value-type="float" office:value="133596" calcext:value-type="float">
            <text:p>133,596</text:p>
          </table:table-cell>
          <table:table-cell table:style-name="ce21" office:value-type="float" office:value="11.9141656672993" calcext:value-type="float">
            <text:p>11.91</text:p>
          </table:table-cell>
          <table:table-cell table:style-name="ce12" office:value-type="float" office:value="129202" calcext:value-type="float">
            <text:p>129,202</text:p>
          </table:table-cell>
          <table:table-cell table:style-name="ce12" office:value-type="float" office:value="67338" calcext:value-type="float">
            <text:p>67,338</text:p>
          </table:table-cell>
          <table:table-cell table:style-name="ce12" office:value-type="float" office:value="61864" calcext:value-type="float">
            <text:p>61,864</text:p>
          </table:table-cell>
          <table:table-cell table:style-name="ce21" office:value-type="float" office:value="5.55754377573335" calcext:value-type="float">
            <text:p>5.56</text:p>
          </table:table-cell>
          <table:table-cell table:style-name="ce12" office:value-type="float" office:value="1896637" calcext:value-type="float">
            <text:p>1,896,637</text:p>
          </table:table-cell>
          <table:table-cell table:style-name="ce12" office:value-type="float" office:value="923260" calcext:value-type="float">
            <text:p>923,260</text:p>
          </table:table-cell>
          <table:table-cell table:style-name="ce12" office:value-type="float" office:value="973377" calcext:value-type="float">
            <text:p>973,377</text:p>
          </table:table-cell>
          <table:table-cell table:style-name="ce21" office:value-type="float" office:value="81.5826624524046" calcext:value-type="float">
            <text:p>81.58</text:p>
          </table:table-cell>
          <table:table-cell table:style-name="ce12" office:value-type="float" office:value="358742" calcext:value-type="float">
            <text:p>358,742</text:p>
          </table:table-cell>
          <table:table-cell table:style-name="ce12" office:value-type="float" office:value="161605" calcext:value-type="float">
            <text:p>161,605</text:p>
          </table:table-cell>
          <table:table-cell table:style-name="ce12" office:value-type="float" office:value="197137" calcext:value-type="float">
            <text:p>197,137</text:p>
          </table:table-cell>
          <table:table-cell table:style-name="ce21" office:value-type="float" office:value="15.4310642961729" calcext:value-type="float">
            <text:p>15.43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51309" calcext:value-type="float">
            <text:p>2,851,309</text:p>
          </table:table-cell>
          <table:table-cell table:style-name="ce12" office:value-type="float" office:value="1393436" calcext:value-type="float">
            <text:p>1,393,436</text:p>
          </table:table-cell>
          <table:table-cell table:style-name="ce12" office:value-type="float" office:value="1457873" calcext:value-type="float">
            <text:p>1,457,873</text:p>
          </table:table-cell>
          <table:table-cell table:style-name="ce12" office:value-type="float" office:value="101991" calcext:value-type="float">
            <text:p>101,991</text:p>
          </table:table-cell>
          <table:table-cell table:style-name="ce12" office:value-type="float" office:value="52964" calcext:value-type="float">
            <text:p>52,964</text:p>
          </table:table-cell>
          <table:table-cell table:style-name="ce12" office:value-type="float" office:value="49027" calcext:value-type="float">
            <text:p>49,027</text:p>
          </table:table-cell>
          <table:table-cell table:style-name="ce21" office:value-type="float" office:value="3.57698867432467" calcext:value-type="float">
            <text:p>3.58</text:p>
          </table:table-cell>
          <table:table-cell table:style-name="ce12" office:value-type="float" office:value="153976" calcext:value-type="float">
            <text:p>153,976</text:p>
          </table:table-cell>
          <table:table-cell table:style-name="ce12" office:value-type="float" office:value="79904" calcext:value-type="float">
            <text:p>79,904</text:p>
          </table:table-cell>
          <table:table-cell table:style-name="ce12" office:value-type="float" office:value="74072" calcext:value-type="float">
            <text:p>74,072</text:p>
          </table:table-cell>
          <table:table-cell table:style-name="ce27" office:value-type="float" office:value="5.40018637054069" calcext:value-type="float">
            <text:p>5.40</text:p>
          </table:table-cell>
          <table:table-cell table:style-name="ce12" office:value-type="float" office:value="299079" calcext:value-type="float">
            <text:p>299,079</text:p>
          </table:table-cell>
          <table:table-cell table:style-name="ce12" office:value-type="float" office:value="155113" calcext:value-type="float">
            <text:p>155,113</text:p>
          </table:table-cell>
          <table:table-cell table:style-name="ce12" office:value-type="float" office:value="143966" calcext:value-type="float">
            <text:p>143,966</text:p>
          </table:table-cell>
          <table:table-cell table:style-name="ce21" office:value-type="float" office:value="10.4891823369547" calcext:value-type="float">
            <text:p>10.49</text:p>
          </table:table-cell>
          <table:table-cell table:style-name="ce12" office:value-type="float" office:value="327699" calcext:value-type="float">
            <text:p>327,699</text:p>
          </table:table-cell>
          <table:table-cell table:style-name="ce12" office:value-type="float" office:value="169854" calcext:value-type="float">
            <text:p>169,854</text:p>
          </table:table-cell>
          <table:table-cell table:style-name="ce12" office:value-type="float" office:value="157845" calcext:value-type="float">
            <text:p>157,845</text:p>
          </table:table-cell>
          <table:table-cell table:style-name="ce21" office:value-type="float" office:value="11.4929318428834" calcext:value-type="float">
            <text:p>11.49</text:p>
          </table:table-cell>
          <table:table-cell table:style-name="ce12" office:value-type="float" office:value="157010" calcext:value-type="float">
            <text:p>157,010</text:p>
          </table:table-cell>
          <table:table-cell table:style-name="ce12" office:value-type="float" office:value="81432" calcext:value-type="float">
            <text:p>81,432</text:p>
          </table:table-cell>
          <table:table-cell table:style-name="ce12" office:value-type="float" office:value="75578" calcext:value-type="float">
            <text:p>75,578</text:p>
          </table:table-cell>
          <table:table-cell table:style-name="ce21" office:value-type="float" office:value="5.5065936382202" calcext:value-type="float">
            <text:p>5.51</text:p>
          </table:table-cell>
          <table:table-cell table:style-name="ce12" office:value-type="float" office:value="2340937" calcext:value-type="float">
            <text:p>2,340,937</text:p>
          </table:table-cell>
          <table:table-cell table:style-name="ce12" office:value-type="float" office:value="1128750" calcext:value-type="float">
            <text:p>1,128,750</text:p>
          </table:table-cell>
          <table:table-cell table:style-name="ce12" office:value-type="float" office:value="1212187" calcext:value-type="float">
            <text:p>1,212,187</text:p>
          </table:table-cell>
          <table:table-cell table:style-name="ce21" office:value-type="float" office:value="82.1004317666026" calcext:value-type="float">
            <text:p>82.10</text:p>
          </table:table-cell>
          <table:table-cell table:style-name="ce12" office:value-type="float" office:value="459968" calcext:value-type="float">
            <text:p>459,968</text:p>
          </table:table-cell>
          <table:table-cell table:style-name="ce12" office:value-type="float" office:value="207102" calcext:value-type="float">
            <text:p>207,102</text:p>
          </table:table-cell>
          <table:table-cell table:style-name="ce12" office:value-type="float" office:value="252866" calcext:value-type="float">
            <text:p>252,866</text:p>
          </table:table-cell>
          <table:table-cell table:style-name="ce21" office:value-type="float" office:value="16.1318187541231" calcext:value-type="float">
            <text:p>16.13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9687" calcext:value-type="float">
            <text:p>1,859,687</text:p>
          </table:table-cell>
          <table:table-cell table:style-name="ce12" office:value-type="float" office:value="922607" calcext:value-type="float">
            <text:p>922,607</text:p>
          </table:table-cell>
          <table:table-cell table:style-name="ce12" office:value-type="float" office:value="937080" calcext:value-type="float">
            <text:p>937,080</text:p>
          </table:table-cell>
          <table:table-cell table:style-name="ce12" office:value-type="float" office:value="55119" calcext:value-type="float">
            <text:p>55,119</text:p>
          </table:table-cell>
          <table:table-cell table:style-name="ce12" office:value-type="float" office:value="28676" calcext:value-type="float">
            <text:p>28,676</text:p>
          </table:table-cell>
          <table:table-cell table:style-name="ce12" office:value-type="float" office:value="26443" calcext:value-type="float">
            <text:p>26,443</text:p>
          </table:table-cell>
          <table:table-cell table:style-name="ce21" office:value-type="float" office:value="2.96388585821162" calcext:value-type="float">
            <text:p>2.96</text:p>
          </table:table-cell>
          <table:table-cell table:style-name="ce12" office:value-type="float" office:value="83973" calcext:value-type="float">
            <text:p>83,973</text:p>
          </table:table-cell>
          <table:table-cell table:style-name="ce12" office:value-type="float" office:value="43602" calcext:value-type="float">
            <text:p>43,602</text:p>
          </table:table-cell>
          <table:table-cell table:style-name="ce12" office:value-type="float" office:value="40371" calcext:value-type="float">
            <text:p>40,371</text:p>
          </table:table-cell>
          <table:table-cell table:style-name="ce27" office:value-type="float" office:value="4.51543727519739" calcext:value-type="float">
            <text:p>4.52</text:p>
          </table:table-cell>
          <table:table-cell table:style-name="ce12" office:value-type="float" office:value="166636" calcext:value-type="float">
            <text:p>166,636</text:p>
          </table:table-cell>
          <table:table-cell table:style-name="ce12" office:value-type="float" office:value="86225" calcext:value-type="float">
            <text:p>86,225</text:p>
          </table:table-cell>
          <table:table-cell table:style-name="ce12" office:value-type="float" office:value="80411" calcext:value-type="float">
            <text:p>80,411</text:p>
          </table:table-cell>
          <table:table-cell table:style-name="ce21" office:value-type="float" office:value="8.96043258892491" calcext:value-type="float">
            <text:p>8.96</text:p>
          </table:table-cell>
          <table:table-cell table:style-name="ce12" office:value-type="float" office:value="183120" calcext:value-type="float">
            <text:p>183,120</text:p>
          </table:table-cell>
          <table:table-cell table:style-name="ce12" office:value-type="float" office:value="94897" calcext:value-type="float">
            <text:p>94,897</text:p>
          </table:table-cell>
          <table:table-cell table:style-name="ce12" office:value-type="float" office:value="88223" calcext:value-type="float">
            <text:p>88,223</text:p>
          </table:table-cell>
          <table:table-cell table:style-name="ce21" office:value-type="float" office:value="9.84681830867237" calcext:value-type="float">
            <text:p>9.85</text:p>
          </table:table-cell>
          <table:table-cell table:style-name="ce12" office:value-type="float" office:value="90570" calcext:value-type="float">
            <text:p>90,570</text:p>
          </table:table-cell>
          <table:table-cell table:style-name="ce12" office:value-type="float" office:value="47210" calcext:value-type="float">
            <text:p>47,210</text:p>
          </table:table-cell>
          <table:table-cell table:style-name="ce12" office:value-type="float" office:value="43360" calcext:value-type="float">
            <text:p>43,360</text:p>
          </table:table-cell>
          <table:table-cell table:style-name="ce21" office:value-type="float" office:value="4.87017438956125" calcext:value-type="float">
            <text:p>4.87</text:p>
          </table:table-cell>
          <table:table-cell table:style-name="ce12" office:value-type="float" office:value="1570711" calcext:value-type="float">
            <text:p>1,570,711</text:p>
          </table:table-cell>
          <table:table-cell table:style-name="ce12" office:value-type="float" office:value="772668" calcext:value-type="float">
            <text:p>772,668</text:p>
          </table:table-cell>
          <table:table-cell table:style-name="ce12" office:value-type="float" office:value="798043" calcext:value-type="float">
            <text:p>798,043</text:p>
          </table:table-cell>
          <table:table-cell table:style-name="ce21" office:value-type="float" office:value="84.4610410246455" calcext:value-type="float">
            <text:p>84.46</text:p>
          </table:table-cell>
          <table:table-cell table:style-name="ce12" office:value-type="float" office:value="355516" calcext:value-type="float">
            <text:p>355,516</text:p>
          </table:table-cell>
          <table:table-cell table:style-name="ce12" office:value-type="float" office:value="163211" calcext:value-type="float">
            <text:p>163,211</text:p>
          </table:table-cell>
          <table:table-cell table:style-name="ce12" office:value-type="float" office:value="192305" calcext:value-type="float">
            <text:p>192,305</text:p>
          </table:table-cell>
          <table:table-cell table:style-name="ce21" office:value-type="float" office:value="19.116980438106" calcext:value-type="float">
            <text:p>19.12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5308" calcext:value-type="float">
            <text:p>2,735,308</text:p>
          </table:table-cell>
          <table:table-cell table:style-name="ce12" office:value-type="float" office:value="1340666" calcext:value-type="float">
            <text:p>1,340,666</text:p>
          </table:table-cell>
          <table:table-cell table:style-name="ce12" office:value-type="float" office:value="1394642" calcext:value-type="float">
            <text:p>1,394,642</text:p>
          </table:table-cell>
          <table:table-cell table:style-name="ce12" office:value-type="float" office:value="85290" calcext:value-type="float">
            <text:p>85,290</text:p>
          </table:table-cell>
          <table:table-cell table:style-name="ce12" office:value-type="float" office:value="44068" calcext:value-type="float">
            <text:p>44,068</text:p>
          </table:table-cell>
          <table:table-cell table:style-name="ce12" office:value-type="float" office:value="41222" calcext:value-type="float">
            <text:p>41,222</text:p>
          </table:table-cell>
          <table:table-cell table:style-name="ce21" office:value-type="float" office:value="3.11811320699534" calcext:value-type="float">
            <text:p>3.12</text:p>
          </table:table-cell>
          <table:table-cell table:style-name="ce12" office:value-type="float" office:value="125922" calcext:value-type="float">
            <text:p>125,922</text:p>
          </table:table-cell>
          <table:table-cell table:style-name="ce12" office:value-type="float" office:value="65168" calcext:value-type="float">
            <text:p>65,168</text:p>
          </table:table-cell>
          <table:table-cell table:style-name="ce12" office:value-type="float" office:value="60754" calcext:value-type="float">
            <text:p>60,754</text:p>
          </table:table-cell>
          <table:table-cell table:style-name="ce27" office:value-type="float" office:value="4.60357663561105" calcext:value-type="float">
            <text:p>4.60</text:p>
          </table:table-cell>
          <table:table-cell table:style-name="ce12" office:value-type="float" office:value="241521" calcext:value-type="float">
            <text:p>241,521</text:p>
          </table:table-cell>
          <table:table-cell table:style-name="ce12" office:value-type="float" office:value="124960" calcext:value-type="float">
            <text:p>124,960</text:p>
          </table:table-cell>
          <table:table-cell table:style-name="ce12" office:value-type="float" office:value="116561" calcext:value-type="float">
            <text:p>116,561</text:p>
          </table:table-cell>
          <table:table-cell table:style-name="ce21" office:value-type="float" office:value="8.82975518661884" calcext:value-type="float">
            <text:p>8.83</text:p>
          </table:table-cell>
          <table:table-cell table:style-name="ce12" office:value-type="float" office:value="264667" calcext:value-type="float">
            <text:p>264,667</text:p>
          </table:table-cell>
          <table:table-cell table:style-name="ce12" office:value-type="float" office:value="137001" calcext:value-type="float">
            <text:p>137,001</text:p>
          </table:table-cell>
          <table:table-cell table:style-name="ce12" office:value-type="float" office:value="127666" calcext:value-type="float">
            <text:p>127,666</text:p>
          </table:table-cell>
          <table:table-cell table:style-name="ce21" office:value-type="float" office:value="9.67594874142144" calcext:value-type="float">
            <text:p>9.68</text:p>
          </table:table-cell>
          <table:table-cell table:style-name="ce12" office:value-type="float" office:value="129990" calcext:value-type="float">
            <text:p>129,990</text:p>
          </table:table-cell>
          <table:table-cell table:style-name="ce12" office:value-type="float" office:value="67450" calcext:value-type="float">
            <text:p>67,450</text:p>
          </table:table-cell>
          <table:table-cell table:style-name="ce12" office:value-type="float" office:value="62540" calcext:value-type="float">
            <text:p>62,540</text:p>
          </table:table-cell>
          <table:table-cell table:style-name="ce21" office:value-type="float" office:value="4.75229846145297" calcext:value-type="float">
            <text:p>4.75</text:p>
          </table:table-cell>
          <table:table-cell table:style-name="ce12" office:value-type="float" office:value="2316637" calcext:value-type="float">
            <text:p>2,316,637</text:p>
          </table:table-cell>
          <table:table-cell table:style-name="ce12" office:value-type="float" office:value="1123717" calcext:value-type="float">
            <text:p>1,123,717</text:p>
          </table:table-cell>
          <table:table-cell table:style-name="ce12" office:value-type="float" office:value="1192920" calcext:value-type="float">
            <text:p>1,192,920</text:p>
          </table:table-cell>
          <table:table-cell table:style-name="ce21" office:value-type="float" office:value="84.693826070044" calcext:value-type="float">
            <text:p>84.69</text:p>
          </table:table-cell>
          <table:table-cell table:style-name="ce12" office:value-type="float" office:value="532109" calcext:value-type="float">
            <text:p>532,109</text:p>
          </table:table-cell>
          <table:table-cell table:style-name="ce12" office:value-type="float" office:value="237643" calcext:value-type="float">
            <text:p>237,643</text:p>
          </table:table-cell>
          <table:table-cell table:style-name="ce12" office:value-type="float" office:value="294466" calcext:value-type="float">
            <text:p>294,466</text:p>
          </table:table-cell>
          <table:table-cell table:style-name="ce21" office:value-type="float" office:value="19.4533485808545" calcext:value-type="float">
            <text:p>19.45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33688" calcext:value-type="float">
            <text:p>6,933,688</text:p>
          </table:table-cell>
          <table:table-cell table:style-name="ce12" office:value-type="float" office:value="3511286" calcext:value-type="float">
            <text:p>3,511,286</text:p>
          </table:table-cell>
          <table:table-cell table:style-name="ce12" office:value-type="float" office:value="3422402" calcext:value-type="float">
            <text:p>3,422,402</text:p>
          </table:table-cell>
          <table:table-cell table:style-name="ce12" office:value-type="float" office:value="219240" calcext:value-type="float">
            <text:p>219,240</text:p>
          </table:table-cell>
          <table:table-cell table:style-name="ce12" office:value-type="float" office:value="113708" calcext:value-type="float">
            <text:p>113,708</text:p>
          </table:table-cell>
          <table:table-cell table:style-name="ce12" office:value-type="float" office:value="105532" calcext:value-type="float">
            <text:p>105,532</text:p>
          </table:table-cell>
          <table:table-cell table:style-name="ce21" office:value-type="float" office:value="3.16195363852541" calcext:value-type="float">
            <text:p>3.16</text:p>
          </table:table-cell>
          <table:table-cell table:style-name="ce12" office:value-type="float" office:value="325345" calcext:value-type="float">
            <text:p>325,345</text:p>
          </table:table-cell>
          <table:table-cell table:style-name="ce12" office:value-type="float" office:value="168898" calcext:value-type="float">
            <text:p>168,898</text:p>
          </table:table-cell>
          <table:table-cell table:style-name="ce12" office:value-type="float" office:value="156447" calcext:value-type="float">
            <text:p>156,447</text:p>
          </table:table-cell>
          <table:table-cell table:style-name="ce27" office:value-type="float" office:value="4.69223593562329" calcext:value-type="float">
            <text:p>4.69</text:p>
          </table:table-cell>
          <table:table-cell table:style-name="ce12" office:value-type="float" office:value="626360" calcext:value-type="float">
            <text:p>626,360</text:p>
          </table:table-cell>
          <table:table-cell table:style-name="ce12" office:value-type="float" office:value="324983" calcext:value-type="float">
            <text:p>324,983</text:p>
          </table:table-cell>
          <table:table-cell table:style-name="ce12" office:value-type="float" office:value="301377" calcext:value-type="float">
            <text:p>301,377</text:p>
          </table:table-cell>
          <table:table-cell table:style-name="ce21" office:value-type="float" office:value="9.03357635936316" calcext:value-type="float">
            <text:p>9.03</text:p>
          </table:table-cell>
          <table:table-cell table:style-name="ce12" office:value-type="float" office:value="687231" calcext:value-type="float">
            <text:p>687,231</text:p>
          </table:table-cell>
          <table:table-cell table:style-name="ce12" office:value-type="float" office:value="356531" calcext:value-type="float">
            <text:p>356,531</text:p>
          </table:table-cell>
          <table:table-cell table:style-name="ce12" office:value-type="float" office:value="330700" calcext:value-type="float">
            <text:p>330,700</text:p>
          </table:table-cell>
          <table:table-cell table:style-name="ce21" office:value-type="float" office:value="9.91147856667332" calcext:value-type="float">
            <text:p>9.91</text:p>
          </table:table-cell>
          <table:table-cell table:style-name="ce12" office:value-type="float" office:value="347464" calcext:value-type="float">
            <text:p>347,464</text:p>
          </table:table-cell>
          <table:table-cell table:style-name="ce12" office:value-type="float" office:value="181679" calcext:value-type="float">
            <text:p>181,679</text:p>
          </table:table-cell>
          <table:table-cell table:style-name="ce12" office:value-type="float" office:value="165785" calcext:value-type="float">
            <text:p>165,785</text:p>
          </table:table-cell>
          <table:table-cell table:style-name="ce21" office:value-type="float" office:value="5.011243655613" calcext:value-type="float">
            <text:p>5.01</text:p>
          </table:table-cell>
          <table:table-cell table:style-name="ce12" office:value-type="float" office:value="5828098" calcext:value-type="float">
            <text:p>5,828,098</text:p>
          </table:table-cell>
          <table:table-cell table:style-name="ce12" office:value-type="float" office:value="2935816" calcext:value-type="float">
            <text:p>2,935,816</text:p>
          </table:table-cell>
          <table:table-cell table:style-name="ce12" office:value-type="float" office:value="2892282" calcext:value-type="float">
            <text:p>2,892,282</text:p>
          </table:table-cell>
          <table:table-cell table:style-name="ce21" office:value-type="float" office:value="84.054806042614" calcext:value-type="float">
            <text:p>84.05</text:p>
          </table:table-cell>
          <table:table-cell table:style-name="ce12" office:value-type="float" office:value="1337850" calcext:value-type="float">
            <text:p>1,337,850</text:p>
          </table:table-cell>
          <table:table-cell table:style-name="ce12" office:value-type="float" office:value="618853" calcext:value-type="float">
            <text:p>618,853</text:p>
          </table:table-cell>
          <table:table-cell table:style-name="ce12" office:value-type="float" office:value="718997" calcext:value-type="float">
            <text:p>718,997</text:p>
          </table:table-cell>
          <table:table-cell table:style-name="ce21" office:value-type="float" office:value="19.2949264518392" calcext:value-type="float">
            <text:p>19.29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500" calcext:value-type="float">
            <text:p>449,500</text:p>
          </table:table-cell>
          <table:table-cell table:style-name="ce13" office:value-type="float" office:value="225494" calcext:value-type="float">
            <text:p>225,494</text:p>
          </table:table-cell>
          <table:table-cell table:style-name="ce13" office:value-type="float" office:value="224006" calcext:value-type="float">
            <text:p>224,006</text:p>
          </table:table-cell>
          <table:table-cell table:style-name="ce13" office:value-type="float" office:value="13882" calcext:value-type="float">
            <text:p>13,882</text:p>
          </table:table-cell>
          <table:table-cell table:style-name="ce13" office:value-type="float" office:value="7159" calcext:value-type="float">
            <text:p>7,159</text:p>
          </table:table-cell>
          <table:table-cell table:style-name="ce13" office:value-type="float" office:value="6723" calcext:value-type="float">
            <text:p>6,723</text:p>
          </table:table-cell>
          <table:table-cell table:style-name="ce22" office:value-type="float" office:value="3.08832035595106" calcext:value-type="float">
            <text:p>3.09</text:p>
          </table:table-cell>
          <table:table-cell table:style-name="ce13" office:value-type="float" office:value="20723" calcext:value-type="float">
            <text:p>20,723</text:p>
          </table:table-cell>
          <table:table-cell table:style-name="ce13" office:value-type="float" office:value="10661" calcext:value-type="float">
            <text:p>10,661</text:p>
          </table:table-cell>
          <table:table-cell table:style-name="ce13" office:value-type="float" office:value="10062" calcext:value-type="float">
            <text:p>10,062</text:p>
          </table:table-cell>
          <table:table-cell table:style-name="ce28" office:value-type="float" office:value="4.61023359288098" calcext:value-type="float">
            <text:p>4.61</text:p>
          </table:table-cell>
          <table:table-cell table:style-name="ce13" office:value-type="float" office:value="39813" calcext:value-type="float">
            <text:p>39,813</text:p>
          </table:table-cell>
          <table:table-cell table:style-name="ce13" office:value-type="float" office:value="20619" calcext:value-type="float">
            <text:p>20,619</text:p>
          </table:table-cell>
          <table:table-cell table:style-name="ce13" office:value-type="float" office:value="19194" calcext:value-type="float">
            <text:p>19,194</text:p>
          </table:table-cell>
          <table:table-cell table:style-name="ce22" office:value-type="float" office:value="8.85717463848721" calcext:value-type="float">
            <text:p>8.86</text:p>
          </table:table-cell>
          <table:table-cell table:style-name="ce13" office:value-type="float" office:value="43696" calcext:value-type="float">
            <text:p>43,696</text:p>
          </table:table-cell>
          <table:table-cell table:style-name="ce13" office:value-type="float" office:value="22639" calcext:value-type="float">
            <text:p>22,639</text:p>
          </table:table-cell>
          <table:table-cell table:style-name="ce13" office:value-type="float" office:value="21057" calcext:value-type="float">
            <text:p>21,057</text:p>
          </table:table-cell>
          <table:table-cell table:style-name="ce22" office:value-type="float" office:value="9.7210233592881" calcext:value-type="float">
            <text:p>9.72</text:p>
          </table:table-cell>
          <table:table-cell table:style-name="ce13" office:value-type="float" office:value="21920" calcext:value-type="float">
            <text:p>21,920</text:p>
          </table:table-cell>
          <table:table-cell table:style-name="ce13" office:value-type="float" office:value="11325" calcext:value-type="float">
            <text:p>11,325</text:p>
          </table:table-cell>
          <table:table-cell table:style-name="ce13" office:value-type="float" office:value="10595" calcext:value-type="float">
            <text:p>10,595</text:p>
          </table:table-cell>
          <table:table-cell table:style-name="ce22" office:value-type="float" office:value="4.87652947719689" calcext:value-type="float">
            <text:p>4.88</text:p>
          </table:table-cell>
          <table:table-cell table:style-name="ce13" office:value-type="float" office:value="379470" calcext:value-type="float">
            <text:p>379,470</text:p>
          </table:table-cell>
          <table:table-cell table:style-name="ce13" office:value-type="float" office:value="189284" calcext:value-type="float">
            <text:p>189,284</text:p>
          </table:table-cell>
          <table:table-cell table:style-name="ce13" office:value-type="float" office:value="190186" calcext:value-type="float">
            <text:p>190,186</text:p>
          </table:table-cell>
          <table:table-cell table:style-name="ce22" office:value-type="float" office:value="84.420467185762" calcext:value-type="float">
            <text:p>84.42</text:p>
          </table:table-cell>
          <table:table-cell table:style-name="ce13" office:value-type="float" office:value="87990" calcext:value-type="float">
            <text:p>87,990</text:p>
          </table:table-cell>
          <table:table-cell table:style-name="ce13" office:value-type="float" office:value="40569" calcext:value-type="float">
            <text:p>40,569</text:p>
          </table:table-cell>
          <table:table-cell table:style-name="ce13" office:value-type="float" office:value="47421" calcext:value-type="float">
            <text:p>47,421</text:p>
          </table:table-cell>
          <table:table-cell table:style-name="ce22" office:value-type="float" office:value="19.5750834260289" calcext:value-type="float">
            <text:p>19.5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1334" calcext:value-type="float">
            <text:p>591,334</text:p>
          </table:table-cell>
          <table:table-cell table:style-name="ce13" office:value-type="float" office:value="300951" calcext:value-type="float">
            <text:p>300,951</text:p>
          </table:table-cell>
          <table:table-cell table:style-name="ce13" office:value-type="float" office:value="290383" calcext:value-type="float">
            <text:p>290,383</text:p>
          </table:table-cell>
          <table:table-cell table:style-name="ce13" office:value-type="float" office:value="25347" calcext:value-type="float">
            <text:p>25,347</text:p>
          </table:table-cell>
          <table:table-cell table:style-name="ce13" office:value-type="float" office:value="13086" calcext:value-type="float">
            <text:p>13,086</text:p>
          </table:table-cell>
          <table:table-cell table:style-name="ce13" office:value-type="float" office:value="12261" calcext:value-type="float">
            <text:p>12,261</text:p>
          </table:table-cell>
          <table:table-cell table:style-name="ce22" office:value-type="float" office:value="4.28641004914312" calcext:value-type="float">
            <text:p>4.29</text:p>
          </table:table-cell>
          <table:table-cell table:style-name="ce13" office:value-type="float" office:value="37792" calcext:value-type="float">
            <text:p>37,792</text:p>
          </table:table-cell>
          <table:table-cell table:style-name="ce13" office:value-type="float" office:value="19595" calcext:value-type="float">
            <text:p>19,595</text:p>
          </table:table-cell>
          <table:table-cell table:style-name="ce13" office:value-type="float" office:value="18197" calcext:value-type="float">
            <text:p>18,197</text:p>
          </table:table-cell>
          <table:table-cell table:style-name="ce28" office:value-type="float" office:value="6.39097362911654" calcext:value-type="float">
            <text:p>6.39</text:p>
          </table:table-cell>
          <table:table-cell table:style-name="ce13" office:value-type="float" office:value="72438" calcext:value-type="float">
            <text:p>72,438</text:p>
          </table:table-cell>
          <table:table-cell table:style-name="ce13" office:value-type="float" office:value="37457" calcext:value-type="float">
            <text:p>37,457</text:p>
          </table:table-cell>
          <table:table-cell table:style-name="ce13" office:value-type="float" office:value="34981" calcext:value-type="float">
            <text:p>34,981</text:p>
          </table:table-cell>
          <table:table-cell table:style-name="ce22" office:value-type="float" office:value="12.2499298196958" calcext:value-type="float">
            <text:p>12.25</text:p>
          </table:table-cell>
          <table:table-cell table:style-name="ce13" office:value-type="float" office:value="79314" calcext:value-type="float">
            <text:p>79,314</text:p>
          </table:table-cell>
          <table:table-cell table:style-name="ce13" office:value-type="float" office:value="40988" calcext:value-type="float">
            <text:p>40,988</text:p>
          </table:table-cell>
          <table:table-cell table:style-name="ce13" office:value-type="float" office:value="38326" calcext:value-type="float">
            <text:p>38,326</text:p>
          </table:table-cell>
          <table:table-cell table:style-name="ce22" office:value-type="float" office:value="13.4127244501415" calcext:value-type="float">
            <text:p>13.41</text:p>
          </table:table-cell>
          <table:table-cell table:style-name="ce13" office:value-type="float" office:value="36888" calcext:value-type="float">
            <text:p>36,888</text:p>
          </table:table-cell>
          <table:table-cell table:style-name="ce13" office:value-type="float" office:value="19270" calcext:value-type="float">
            <text:p>19,270</text:p>
          </table:table-cell>
          <table:table-cell table:style-name="ce13" office:value-type="float" office:value="17618" calcext:value-type="float">
            <text:p>17,618</text:p>
          </table:table-cell>
          <table:table-cell table:style-name="ce22" office:value-type="float" office:value="6.23809894239127" calcext:value-type="float">
            <text:p>6.24</text:p>
          </table:table-cell>
          <table:table-cell table:style-name="ce13" office:value-type="float" office:value="469792" calcext:value-type="float">
            <text:p>469,792</text:p>
          </table:table-cell>
          <table:table-cell table:style-name="ce13" office:value-type="float" office:value="237751" calcext:value-type="float">
            <text:p>237,751</text:p>
          </table:table-cell>
          <table:table-cell table:style-name="ce13" office:value-type="float" office:value="232041" calcext:value-type="float">
            <text:p>232,041</text:p>
          </table:table-cell>
          <table:table-cell table:style-name="ce22" office:value-type="float" office:value="79.446133657121" calcext:value-type="float">
            <text:p>79.45</text:p>
          </table:table-cell>
          <table:table-cell table:style-name="ce13" office:value-type="float" office:value="84145" calcext:value-type="float">
            <text:p>84,145</text:p>
          </table:table-cell>
          <table:table-cell table:style-name="ce13" office:value-type="float" office:value="40093" calcext:value-type="float">
            <text:p>40,093</text:p>
          </table:table-cell>
          <table:table-cell table:style-name="ce13" office:value-type="float" office:value="44052" calcext:value-type="float">
            <text:p>44,052</text:p>
          </table:table-cell>
          <table:table-cell table:style-name="ce22" office:value-type="float" office:value="14.2296908346214" calcext:value-type="float">
            <text:p>14.2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3744" calcext:value-type="float">
            <text:p>533,744</text:p>
          </table:table-cell>
          <table:table-cell table:style-name="ce13" office:value-type="float" office:value="274407" calcext:value-type="float">
            <text:p>274,407</text:p>
          </table:table-cell>
          <table:table-cell table:style-name="ce13" office:value-type="float" office:value="259337" calcext:value-type="float">
            <text:p>259,337</text:p>
          </table:table-cell>
          <table:table-cell table:style-name="ce13" office:value-type="float" office:value="14366" calcext:value-type="float">
            <text:p>14,366</text:p>
          </table:table-cell>
          <table:table-cell table:style-name="ce13" office:value-type="float" office:value="7457" calcext:value-type="float">
            <text:p>7,457</text:p>
          </table:table-cell>
          <table:table-cell table:style-name="ce13" office:value-type="float" office:value="6909" calcext:value-type="float">
            <text:p>6,909</text:p>
          </table:table-cell>
          <table:table-cell table:style-name="ce22" office:value-type="float" office:value="2.69155250457148" calcext:value-type="float">
            <text:p>2.69</text:p>
          </table:table-cell>
          <table:table-cell table:style-name="ce13" office:value-type="float" office:value="22799" calcext:value-type="float">
            <text:p>22,799</text:p>
          </table:table-cell>
          <table:table-cell table:style-name="ce13" office:value-type="float" office:value="11819" calcext:value-type="float">
            <text:p>11,819</text:p>
          </table:table-cell>
          <table:table-cell table:style-name="ce13" office:value-type="float" office:value="10980" calcext:value-type="float">
            <text:p>10,980</text:p>
          </table:table-cell>
          <table:table-cell table:style-name="ce28" office:value-type="float" office:value="4.27152342696124" calcext:value-type="float">
            <text:p>4.27</text:p>
          </table:table-cell>
          <table:table-cell table:style-name="ce13" office:value-type="float" office:value="47655" calcext:value-type="float">
            <text:p>47,655</text:p>
          </table:table-cell>
          <table:table-cell table:style-name="ce13" office:value-type="float" office:value="24605" calcext:value-type="float">
            <text:p>24,605</text:p>
          </table:table-cell>
          <table:table-cell table:style-name="ce13" office:value-type="float" office:value="23050" calcext:value-type="float">
            <text:p>23,050</text:p>
          </table:table-cell>
          <table:table-cell table:style-name="ce22" office:value-type="float" office:value="8.92843760304565" calcext:value-type="float">
            <text:p>8.93</text:p>
          </table:table-cell>
          <table:table-cell table:style-name="ce13" office:value-type="float" office:value="52614" calcext:value-type="float">
            <text:p>52,614</text:p>
          </table:table-cell>
          <table:table-cell table:style-name="ce13" office:value-type="float" office:value="27193" calcext:value-type="float">
            <text:p>27,193</text:p>
          </table:table-cell>
          <table:table-cell table:style-name="ce13" office:value-type="float" office:value="25421" calcext:value-type="float">
            <text:p>25,421</text:p>
          </table:table-cell>
          <table:table-cell table:style-name="ce22" office:value-type="float" office:value="9.85753469828232" calcext:value-type="float">
            <text:p>9.86</text:p>
          </table:table-cell>
          <table:table-cell table:style-name="ce13" office:value-type="float" office:value="27782" calcext:value-type="float">
            <text:p>27,782</text:p>
          </table:table-cell>
          <table:table-cell table:style-name="ce13" office:value-type="float" office:value="14522" calcext:value-type="float">
            <text:p>14,522</text:p>
          </table:table-cell>
          <table:table-cell table:style-name="ce13" office:value-type="float" office:value="13260" calcext:value-type="float">
            <text:p>13,260</text:p>
          </table:table-cell>
          <table:table-cell table:style-name="ce22" office:value-type="float" office:value="5.2051170598639" calcext:value-type="float">
            <text:p>5.21</text:p>
          </table:table-cell>
          <table:table-cell table:style-name="ce13" office:value-type="float" office:value="448027" calcext:value-type="float">
            <text:p>448,027</text:p>
          </table:table-cell>
          <table:table-cell table:style-name="ce13" office:value-type="float" office:value="229871" calcext:value-type="float">
            <text:p>229,871</text:p>
          </table:table-cell>
          <table:table-cell table:style-name="ce13" office:value-type="float" office:value="218156" calcext:value-type="float">
            <text:p>218,156</text:p>
          </table:table-cell>
          <table:table-cell table:style-name="ce22" office:value-type="float" office:value="83.940428370155" calcext:value-type="float">
            <text:p>83.94</text:p>
          </table:table-cell>
          <table:table-cell table:style-name="ce13" office:value-type="float" office:value="102156" calcext:value-type="float">
            <text:p>102,156</text:p>
          </table:table-cell>
          <table:table-cell table:style-name="ce13" office:value-type="float" office:value="48509" calcext:value-type="float">
            <text:p>48,509</text:p>
          </table:table-cell>
          <table:table-cell table:style-name="ce13" office:value-type="float" office:value="53647" calcext:value-type="float">
            <text:p>53,647</text:p>
          </table:table-cell>
          <table:table-cell table:style-name="ce22" office:value-type="float" office:value="19.139512575317" calcext:value-type="float">
            <text:p>19.1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33060" calcext:value-type="float">
            <text:p>1,233,060</text:p>
          </table:table-cell>
          <table:table-cell table:style-name="ce13" office:value-type="float" office:value="625185" calcext:value-type="float">
            <text:p>625,185</text:p>
          </table:table-cell>
          <table:table-cell table:style-name="ce13" office:value-type="float" office:value="607875" calcext:value-type="float">
            <text:p>607,875</text:p>
          </table:table-cell>
          <table:table-cell table:style-name="ce13" office:value-type="float" office:value="43550" calcext:value-type="float">
            <text:p>43,550</text:p>
          </table:table-cell>
          <table:table-cell table:style-name="ce13" office:value-type="float" office:value="22593" calcext:value-type="float">
            <text:p>22,593</text:p>
          </table:table-cell>
          <table:table-cell table:style-name="ce13" office:value-type="float" office:value="20957" calcext:value-type="float">
            <text:p>20,957</text:p>
          </table:table-cell>
          <table:table-cell table:style-name="ce22" office:value-type="float" office:value="3.53186381846788" calcext:value-type="float">
            <text:p>3.53</text:p>
          </table:table-cell>
          <table:table-cell table:style-name="ce13" office:value-type="float" office:value="62326" calcext:value-type="float">
            <text:p>62,326</text:p>
          </table:table-cell>
          <table:table-cell table:style-name="ce13" office:value-type="float" office:value="32394" calcext:value-type="float">
            <text:p>32,394</text:p>
          </table:table-cell>
          <table:table-cell table:style-name="ce13" office:value-type="float" office:value="29932" calcext:value-type="float">
            <text:p>29,932</text:p>
          </table:table-cell>
          <table:table-cell table:style-name="ce28" office:value-type="float" office:value="5.05457966360112" calcext:value-type="float">
            <text:p>5.05</text:p>
          </table:table-cell>
          <table:table-cell table:style-name="ce13" office:value-type="float" office:value="115838" calcext:value-type="float">
            <text:p>115,838</text:p>
          </table:table-cell>
          <table:table-cell table:style-name="ce13" office:value-type="float" office:value="60361" calcext:value-type="float">
            <text:p>60,361</text:p>
          </table:table-cell>
          <table:table-cell table:style-name="ce13" office:value-type="float" office:value="55477" calcext:value-type="float">
            <text:p>55,477</text:p>
          </table:table-cell>
          <table:table-cell table:style-name="ce22" office:value-type="float" office:value="9.39435226185263" calcext:value-type="float">
            <text:p>9.39</text:p>
          </table:table-cell>
          <table:table-cell table:style-name="ce13" office:value-type="float" office:value="126563" calcext:value-type="float">
            <text:p>126,563</text:p>
          </table:table-cell>
          <table:table-cell table:style-name="ce13" office:value-type="float" office:value="65916" calcext:value-type="float">
            <text:p>65,916</text:p>
          </table:table-cell>
          <table:table-cell table:style-name="ce13" office:value-type="float" office:value="60647" calcext:value-type="float">
            <text:p>60,647</text:p>
          </table:table-cell>
          <table:table-cell table:style-name="ce22" office:value-type="float" office:value="10.264139620132" calcext:value-type="float">
            <text:p>10.26</text:p>
          </table:table-cell>
          <table:table-cell table:style-name="ce13" office:value-type="float" office:value="62434" calcext:value-type="float">
            <text:p>62,434</text:p>
          </table:table-cell>
          <table:table-cell table:style-name="ce13" office:value-type="float" office:value="32819" calcext:value-type="float">
            <text:p>32,819</text:p>
          </table:table-cell>
          <table:table-cell table:style-name="ce13" office:value-type="float" office:value="29615" calcext:value-type="float">
            <text:p>29,615</text:p>
          </table:table-cell>
          <table:table-cell table:style-name="ce22" office:value-type="float" office:value="5.06333836147471" calcext:value-type="float">
            <text:p>5.06</text:p>
          </table:table-cell>
          <table:table-cell table:style-name="ce13" office:value-type="float" office:value="1030529" calcext:value-type="float">
            <text:p>1,030,529</text:p>
          </table:table-cell>
          <table:table-cell table:style-name="ce13" office:value-type="float" office:value="519298" calcext:value-type="float">
            <text:p>519,298</text:p>
          </table:table-cell>
          <table:table-cell table:style-name="ce13" office:value-type="float" office:value="511231" calcext:value-type="float">
            <text:p>511,231</text:p>
          </table:table-cell>
          <table:table-cell table:style-name="ce22" office:value-type="float" office:value="83.5749274163463" calcext:value-type="float">
            <text:p>83.57</text:p>
          </table:table-cell>
          <table:table-cell table:style-name="ce13" office:value-type="float" office:value="234781" calcext:value-type="float">
            <text:p>234,781</text:p>
          </table:table-cell>
          <table:table-cell table:style-name="ce13" office:value-type="float" office:value="108775" calcext:value-type="float">
            <text:p>108,775</text:p>
          </table:table-cell>
          <table:table-cell table:style-name="ce13" office:value-type="float" office:value="126006" calcext:value-type="float">
            <text:p>126,006</text:p>
          </table:table-cell>
          <table:table-cell table:style-name="ce22" office:value-type="float" office:value="19.0405170875708" calcext:value-type="float">
            <text:p>19.04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5203" calcext:value-type="float">
            <text:p>475,203</text:p>
          </table:table-cell>
          <table:table-cell table:style-name="ce13" office:value-type="float" office:value="241908" calcext:value-type="float">
            <text:p>241,908</text:p>
          </table:table-cell>
          <table:table-cell table:style-name="ce13" office:value-type="float" office:value="233295" calcext:value-type="float">
            <text:p>233,295</text:p>
          </table:table-cell>
          <table:table-cell table:style-name="ce13" office:value-type="float" office:value="13156" calcext:value-type="float">
            <text:p>13,156</text:p>
          </table:table-cell>
          <table:table-cell table:style-name="ce13" office:value-type="float" office:value="6889" calcext:value-type="float">
            <text:p>6,889</text:p>
          </table:table-cell>
          <table:table-cell table:style-name="ce13" office:value-type="float" office:value="6267" calcext:value-type="float">
            <text:p>6,267</text:p>
          </table:table-cell>
          <table:table-cell table:style-name="ce22" office:value-type="float" office:value="2.76850104060791" calcext:value-type="float">
            <text:p>2.77</text:p>
          </table:table-cell>
          <table:table-cell table:style-name="ce13" office:value-type="float" office:value="19643" calcext:value-type="float">
            <text:p>19,643</text:p>
          </table:table-cell>
          <table:table-cell table:style-name="ce13" office:value-type="float" office:value="10251" calcext:value-type="float">
            <text:p>10,251</text:p>
          </table:table-cell>
          <table:table-cell table:style-name="ce13" office:value-type="float" office:value="9392" calcext:value-type="float">
            <text:p>9,392</text:p>
          </table:table-cell>
          <table:table-cell table:style-name="ce28" office:value-type="float" office:value="4.13360185015667" calcext:value-type="float">
            <text:p>4.13</text:p>
          </table:table-cell>
          <table:table-cell table:style-name="ce13" office:value-type="float" office:value="38047" calcext:value-type="float">
            <text:p>38,047</text:p>
          </table:table-cell>
          <table:table-cell table:style-name="ce13" office:value-type="float" office:value="19855" calcext:value-type="float">
            <text:p>19,855</text:p>
          </table:table-cell>
          <table:table-cell table:style-name="ce13" office:value-type="float" office:value="18192" calcext:value-type="float">
            <text:p>18,192</text:p>
          </table:table-cell>
          <table:table-cell table:style-name="ce22" office:value-type="float" office:value="8.00647302310802" calcext:value-type="float">
            <text:p>8.01</text:p>
          </table:table-cell>
          <table:table-cell table:style-name="ce13" office:value-type="float" office:value="41849" calcext:value-type="float">
            <text:p>41,849</text:p>
          </table:table-cell>
          <table:table-cell table:style-name="ce13" office:value-type="float" office:value="21803" calcext:value-type="float">
            <text:p>21,803</text:p>
          </table:table-cell>
          <table:table-cell table:style-name="ce13" office:value-type="float" office:value="20046" calcext:value-type="float">
            <text:p>20,046</text:p>
          </table:table-cell>
          <table:table-cell table:style-name="ce22" office:value-type="float" office:value="8.80655214718762" calcext:value-type="float">
            <text:p>8.81</text:p>
          </table:table-cell>
          <table:table-cell table:style-name="ce13" office:value-type="float" office:value="22128" calcext:value-type="float">
            <text:p>22,128</text:p>
          </table:table-cell>
          <table:table-cell table:style-name="ce13" office:value-type="float" office:value="11466" calcext:value-type="float">
            <text:p>11,466</text:p>
          </table:table-cell>
          <table:table-cell table:style-name="ce13" office:value-type="float" office:value="10662" calcext:value-type="float">
            <text:p>10,662</text:p>
          </table:table-cell>
          <table:table-cell table:style-name="ce22" office:value-type="float" office:value="4.65653625924079" calcext:value-type="float">
            <text:p>4.66</text:p>
          </table:table-cell>
          <table:table-cell table:style-name="ce13" office:value-type="float" office:value="406266" calcext:value-type="float">
            <text:p>406,266</text:p>
          </table:table-cell>
          <table:table-cell table:style-name="ce13" office:value-type="float" office:value="206066" calcext:value-type="float">
            <text:p>206,066</text:p>
          </table:table-cell>
          <table:table-cell table:style-name="ce13" office:value-type="float" office:value="200200" calcext:value-type="float">
            <text:p>200,200</text:p>
          </table:table-cell>
          <table:table-cell table:style-name="ce22" office:value-type="float" office:value="85.4931471392226" calcext:value-type="float">
            <text:p>85.49</text:p>
          </table:table-cell>
          <table:table-cell table:style-name="ce13" office:value-type="float" office:value="100844" calcext:value-type="float">
            <text:p>100,844</text:p>
          </table:table-cell>
          <table:table-cell table:style-name="ce13" office:value-type="float" office:value="47406" calcext:value-type="float">
            <text:p>47,406</text:p>
          </table:table-cell>
          <table:table-cell table:style-name="ce13" office:value-type="float" office:value="53438" calcext:value-type="float">
            <text:p>53,438</text:p>
          </table:table-cell>
          <table:table-cell table:style-name="ce22" office:value-type="float" office:value="21.2212464988647" calcext:value-type="float">
            <text:p>21.2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9556" calcext:value-type="float">
            <text:p>659,556</text:p>
          </table:table-cell>
          <table:table-cell table:style-name="ce13" office:value-type="float" office:value="339422" calcext:value-type="float">
            <text:p>339,422</text:p>
          </table:table-cell>
          <table:table-cell table:style-name="ce13" office:value-type="float" office:value="320134" calcext:value-type="float">
            <text:p>320,134</text:p>
          </table:table-cell>
          <table:table-cell table:style-name="ce13" office:value-type="float" office:value="19252" calcext:value-type="float">
            <text:p>19,252</text:p>
          </table:table-cell>
          <table:table-cell table:style-name="ce13" office:value-type="float" office:value="10010" calcext:value-type="float">
            <text:p>10,010</text:p>
          </table:table-cell>
          <table:table-cell table:style-name="ce13" office:value-type="float" office:value="9242" calcext:value-type="float">
            <text:p>9,242</text:p>
          </table:table-cell>
          <table:table-cell table:style-name="ce22" office:value-type="float" office:value="2.91893334303683" calcext:value-type="float">
            <text:p>2.92</text:p>
          </table:table-cell>
          <table:table-cell table:style-name="ce13" office:value-type="float" office:value="28215" calcext:value-type="float">
            <text:p>28,215</text:p>
          </table:table-cell>
          <table:table-cell table:style-name="ce13" office:value-type="float" office:value="14671" calcext:value-type="float">
            <text:p>14,671</text:p>
          </table:table-cell>
          <table:table-cell table:style-name="ce13" office:value-type="float" office:value="13544" calcext:value-type="float">
            <text:p>13,544</text:p>
          </table:table-cell>
          <table:table-cell table:style-name="ce28" office:value-type="float" office:value="4.27787784509579" calcext:value-type="float">
            <text:p>4.28</text:p>
          </table:table-cell>
          <table:table-cell table:style-name="ce13" office:value-type="float" office:value="53811" calcext:value-type="float">
            <text:p>53,811</text:p>
          </table:table-cell>
          <table:table-cell table:style-name="ce13" office:value-type="float" office:value="27866" calcext:value-type="float">
            <text:p>27,866</text:p>
          </table:table-cell>
          <table:table-cell table:style-name="ce13" office:value-type="float" office:value="25945" calcext:value-type="float">
            <text:p>25,945</text:p>
          </table:table-cell>
          <table:table-cell table:style-name="ce22" office:value-type="float" office:value="8.15867037825446" calcext:value-type="float">
            <text:p>8.16</text:p>
          </table:table-cell>
          <table:table-cell table:style-name="ce13" office:value-type="float" office:value="59263" calcext:value-type="float">
            <text:p>59,263</text:p>
          </table:table-cell>
          <table:table-cell table:style-name="ce13" office:value-type="float" office:value="30614" calcext:value-type="float">
            <text:p>30,614</text:p>
          </table:table-cell>
          <table:table-cell table:style-name="ce13" office:value-type="float" office:value="28649" calcext:value-type="float">
            <text:p>28,649</text:p>
          </table:table-cell>
          <table:table-cell table:style-name="ce22" office:value-type="float" office:value="8.98528707190898" calcext:value-type="float">
            <text:p>8.99</text:p>
          </table:table-cell>
          <table:table-cell table:style-name="ce13" office:value-type="float" office:value="32047" calcext:value-type="float">
            <text:p>32,047</text:p>
          </table:table-cell>
          <table:table-cell table:style-name="ce13" office:value-type="float" office:value="16678" calcext:value-type="float">
            <text:p>16,678</text:p>
          </table:table-cell>
          <table:table-cell table:style-name="ce13" office:value-type="float" office:value="15369" calcext:value-type="float">
            <text:p>15,369</text:p>
          </table:table-cell>
          <table:table-cell table:style-name="ce22" office:value-type="float" office:value="4.85887475817065" calcext:value-type="float">
            <text:p>4.86</text:p>
          </table:table-cell>
          <table:table-cell table:style-name="ce13" office:value-type="float" office:value="561015" calcext:value-type="float">
            <text:p>561,015</text:p>
          </table:table-cell>
          <table:table-cell table:style-name="ce13" office:value-type="float" office:value="288245" calcext:value-type="float">
            <text:p>288,245</text:p>
          </table:table-cell>
          <table:table-cell table:style-name="ce13" office:value-type="float" office:value="272770" calcext:value-type="float">
            <text:p>272,770</text:p>
          </table:table-cell>
          <table:table-cell table:style-name="ce22" office:value-type="float" office:value="85.0594945690738" calcext:value-type="float">
            <text:p>85.06</text:p>
          </table:table-cell>
          <table:table-cell table:style-name="ce13" office:value-type="float" office:value="137377" calcext:value-type="float">
            <text:p>137,377</text:p>
          </table:table-cell>
          <table:table-cell table:style-name="ce13" office:value-type="float" office:value="63801" calcext:value-type="float">
            <text:p>63,801</text:p>
          </table:table-cell>
          <table:table-cell table:style-name="ce13" office:value-type="float" office:value="73576" calcext:value-type="float">
            <text:p>73,576</text:p>
          </table:table-cell>
          <table:table-cell table:style-name="ce22" office:value-type="float" office:value="20.8287090103039" calcext:value-type="float">
            <text:p>20.8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2055" calcext:value-type="float">
            <text:p>482,055</text:p>
          </table:table-cell>
          <table:table-cell table:style-name="ce13" office:value-type="float" office:value="249517" calcext:value-type="float">
            <text:p>249,517</text:p>
          </table:table-cell>
          <table:table-cell table:style-name="ce13" office:value-type="float" office:value="232538" calcext:value-type="float">
            <text:p>232,538</text:p>
          </table:table-cell>
          <table:table-cell table:style-name="ce13" office:value-type="float" office:value="11943" calcext:value-type="float">
            <text:p>11,943</text:p>
          </table:table-cell>
          <table:table-cell table:style-name="ce13" office:value-type="float" office:value="6179" calcext:value-type="float">
            <text:p>6,179</text:p>
          </table:table-cell>
          <table:table-cell table:style-name="ce13" office:value-type="float" office:value="5764" calcext:value-type="float">
            <text:p>5,764</text:p>
          </table:table-cell>
          <table:table-cell table:style-name="ce22" office:value-type="float" office:value="2.4775181255251" calcext:value-type="float">
            <text:p>2.48</text:p>
          </table:table-cell>
          <table:table-cell table:style-name="ce13" office:value-type="float" office:value="17225" calcext:value-type="float">
            <text:p>17,225</text:p>
          </table:table-cell>
          <table:table-cell table:style-name="ce13" office:value-type="float" office:value="8864" calcext:value-type="float">
            <text:p>8,864</text:p>
          </table:table-cell>
          <table:table-cell table:style-name="ce13" office:value-type="float" office:value="8361" calcext:value-type="float">
            <text:p>8,361</text:p>
          </table:table-cell>
          <table:table-cell table:style-name="ce28" office:value-type="float" office:value="3.57324371700325" calcext:value-type="float">
            <text:p>3.57</text:p>
          </table:table-cell>
          <table:table-cell table:style-name="ce13" office:value-type="float" office:value="32044" calcext:value-type="float">
            <text:p>32,044</text:p>
          </table:table-cell>
          <table:table-cell table:style-name="ce13" office:value-type="float" office:value="16580" calcext:value-type="float">
            <text:p>16,580</text:p>
          </table:table-cell>
          <table:table-cell table:style-name="ce13" office:value-type="float" office:value="15464" calcext:value-type="float">
            <text:p>15,464</text:p>
          </table:table-cell>
          <table:table-cell table:style-name="ce22" office:value-type="float" office:value="6.64737426227298" calcext:value-type="float">
            <text:p>6.65</text:p>
          </table:table-cell>
          <table:table-cell table:style-name="ce13" office:value-type="float" office:value="34983" calcext:value-type="float">
            <text:p>34,983</text:p>
          </table:table-cell>
          <table:table-cell table:style-name="ce13" office:value-type="float" office:value="18104" calcext:value-type="float">
            <text:p>18,104</text:p>
          </table:table-cell>
          <table:table-cell table:style-name="ce13" office:value-type="float" office:value="16879" calcext:value-type="float">
            <text:p>16,879</text:p>
          </table:table-cell>
          <table:table-cell table:style-name="ce22" office:value-type="float" office:value="7.25705573015527" calcext:value-type="float">
            <text:p>7.26</text:p>
          </table:table-cell>
          <table:table-cell table:style-name="ce13" office:value-type="float" office:value="19502" calcext:value-type="float">
            <text:p>19,502</text:p>
          </table:table-cell>
          <table:table-cell table:style-name="ce13" office:value-type="float" office:value="10275" calcext:value-type="float">
            <text:p>10,275</text:p>
          </table:table-cell>
          <table:table-cell table:style-name="ce13" office:value-type="float" office:value="9227" calcext:value-type="float">
            <text:p>9,227</text:p>
          </table:table-cell>
          <table:table-cell table:style-name="ce22" office:value-type="float" office:value="4.04559645683584" calcext:value-type="float">
            <text:p>4.05</text:p>
          </table:table-cell>
          <table:table-cell table:style-name="ce13" office:value-type="float" office:value="421748" calcext:value-type="float">
            <text:p>421,748</text:p>
          </table:table-cell>
          <table:table-cell table:style-name="ce13" office:value-type="float" office:value="218101" calcext:value-type="float">
            <text:p>218,101</text:p>
          </table:table-cell>
          <table:table-cell table:style-name="ce13" office:value-type="float" office:value="203647" calcext:value-type="float">
            <text:p>203,647</text:p>
          </table:table-cell>
          <table:table-cell table:style-name="ce22" office:value-type="float" office:value="87.4896018089222" calcext:value-type="float">
            <text:p>87.49</text:p>
          </table:table-cell>
          <table:table-cell table:style-name="ce13" office:value-type="float" office:value="109546" calcext:value-type="float">
            <text:p>109,546</text:p>
          </table:table-cell>
          <table:table-cell table:style-name="ce13" office:value-type="float" office:value="51713" calcext:value-type="float">
            <text:p>51,713</text:p>
          </table:table-cell>
          <table:table-cell table:style-name="ce13" office:value-type="float" office:value="57833" calcext:value-type="float">
            <text:p>57,833</text:p>
          </table:table-cell>
          <table:table-cell table:style-name="ce22" office:value-type="float" office:value="22.724792814098" calcext:value-type="float">
            <text:p>22.7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2383" calcext:value-type="float">
            <text:p>792,383</text:p>
          </table:table-cell>
          <table:table-cell table:style-name="ce13" office:value-type="float" office:value="401206" calcext:value-type="float">
            <text:p>401,206</text:p>
          </table:table-cell>
          <table:table-cell table:style-name="ce13" office:value-type="float" office:value="391177" calcext:value-type="float">
            <text:p>391,177</text:p>
          </table:table-cell>
          <table:table-cell table:style-name="ce13" office:value-type="float" office:value="22160" calcext:value-type="float">
            <text:p>22,160</text:p>
          </table:table-cell>
          <table:table-cell table:style-name="ce13" office:value-type="float" office:value="11500" calcext:value-type="float">
            <text:p>11,500</text:p>
          </table:table-cell>
          <table:table-cell table:style-name="ce13" office:value-type="float" office:value="10660" calcext:value-type="float">
            <text:p>10,660</text:p>
          </table:table-cell>
          <table:table-cell table:style-name="ce22" office:value-type="float" office:value="2.79662738852297" calcext:value-type="float">
            <text:p>2.80</text:p>
          </table:table-cell>
          <table:table-cell table:style-name="ce13" office:value-type="float" office:value="33080" calcext:value-type="float">
            <text:p>33,080</text:p>
          </table:table-cell>
          <table:table-cell table:style-name="ce13" office:value-type="float" office:value="17092" calcext:value-type="float">
            <text:p>17,092</text:p>
          </table:table-cell>
          <table:table-cell table:style-name="ce13" office:value-type="float" office:value="15988" calcext:value-type="float">
            <text:p>15,988</text:p>
          </table:table-cell>
          <table:table-cell table:style-name="ce28" office:value-type="float" office:value="4.17474882727166" calcext:value-type="float">
            <text:p>4.17</text:p>
          </table:table-cell>
          <table:table-cell table:style-name="ce13" office:value-type="float" office:value="63161" calcext:value-type="float">
            <text:p>63,161</text:p>
          </table:table-cell>
          <table:table-cell table:style-name="ce13" office:value-type="float" office:value="32759" calcext:value-type="float">
            <text:p>32,759</text:p>
          </table:table-cell>
          <table:table-cell table:style-name="ce13" office:value-type="float" office:value="30402" calcext:value-type="float">
            <text:p>30,402</text:p>
          </table:table-cell>
          <table:table-cell table:style-name="ce22" office:value-type="float" office:value="7.97101906527525" calcext:value-type="float">
            <text:p>7.97</text:p>
          </table:table-cell>
          <table:table-cell table:style-name="ce13" office:value-type="float" office:value="69158" calcext:value-type="float">
            <text:p>69,158</text:p>
          </table:table-cell>
          <table:table-cell table:style-name="ce13" office:value-type="float" office:value="35889" calcext:value-type="float">
            <text:p>35,889</text:p>
          </table:table-cell>
          <table:table-cell table:style-name="ce13" office:value-type="float" office:value="33269" calcext:value-type="float">
            <text:p>33,269</text:p>
          </table:table-cell>
          <table:table-cell table:style-name="ce22" office:value-type="float" office:value="8.72785004221443" calcext:value-type="float">
            <text:p>8.73</text:p>
          </table:table-cell>
          <table:table-cell table:style-name="ce13" office:value-type="float" office:value="34607" calcext:value-type="float">
            <text:p>34,607</text:p>
          </table:table-cell>
          <table:table-cell table:style-name="ce13" office:value-type="float" office:value="18133" calcext:value-type="float">
            <text:p>18,133</text:p>
          </table:table-cell>
          <table:table-cell table:style-name="ce13" office:value-type="float" office:value="16474" calcext:value-type="float">
            <text:p>16,474</text:p>
          </table:table-cell>
          <table:table-cell table:style-name="ce22" office:value-type="float" office:value="4.36745866582196" calcext:value-type="float">
            <text:p>4.37</text:p>
          </table:table-cell>
          <table:table-cell table:style-name="ce13" office:value-type="float" office:value="680422" calcext:value-type="float">
            <text:p>680,422</text:p>
          </table:table-cell>
          <table:table-cell table:style-name="ce13" office:value-type="float" office:value="342922" calcext:value-type="float">
            <text:p>342,922</text:p>
          </table:table-cell>
          <table:table-cell table:style-name="ce13" office:value-type="float" office:value="337500" calcext:value-type="float">
            <text:p>337,500</text:p>
          </table:table-cell>
          <table:table-cell table:style-name="ce22" office:value-type="float" office:value="85.8703430033204" calcext:value-type="float">
            <text:p>85.87</text:p>
          </table:table-cell>
          <table:table-cell table:style-name="ce13" office:value-type="float" office:value="162240" calcext:value-type="float">
            <text:p>162,240</text:p>
          </table:table-cell>
          <table:table-cell table:style-name="ce13" office:value-type="float" office:value="74918" calcext:value-type="float">
            <text:p>74,918</text:p>
          </table:table-cell>
          <table:table-cell table:style-name="ce13" office:value-type="float" office:value="87322" calcext:value-type="float">
            <text:p>87,322</text:p>
          </table:table-cell>
          <table:table-cell table:style-name="ce22" office:value-type="float" office:value="20.4749470899805" calcext:value-type="float">
            <text:p>20.4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0898" calcext:value-type="float">
            <text:p>210,898</text:p>
          </table:table-cell>
          <table:table-cell table:style-name="ce13" office:value-type="float" office:value="107525" calcext:value-type="float">
            <text:p>107,525</text:p>
          </table:table-cell>
          <table:table-cell table:style-name="ce13" office:value-type="float" office:value="103373" calcext:value-type="float">
            <text:p>103,373</text:p>
          </table:table-cell>
          <table:table-cell table:style-name="ce13" office:value-type="float" office:value="6820" calcext:value-type="float">
            <text:p>6,820</text:p>
          </table:table-cell>
          <table:table-cell table:style-name="ce13" office:value-type="float" office:value="3549" calcext:value-type="float">
            <text:p>3,549</text:p>
          </table:table-cell>
          <table:table-cell table:style-name="ce13" office:value-type="float" office:value="3271" calcext:value-type="float">
            <text:p>3,271</text:p>
          </table:table-cell>
          <table:table-cell table:style-name="ce22" office:value-type="float" office:value="3.23379074244421" calcext:value-type="float">
            <text:p>3.23</text:p>
          </table:table-cell>
          <table:table-cell table:style-name="ce13" office:value-type="float" office:value="9879" calcext:value-type="float">
            <text:p>9,879</text:p>
          </table:table-cell>
          <table:table-cell table:style-name="ce13" office:value-type="float" office:value="5183" calcext:value-type="float">
            <text:p>5,183</text:p>
          </table:table-cell>
          <table:table-cell table:style-name="ce13" office:value-type="float" office:value="4696" calcext:value-type="float">
            <text:p>4,696</text:p>
          </table:table-cell>
          <table:table-cell table:style-name="ce28" office:value-type="float" office:value="4.6842549478895" calcext:value-type="float">
            <text:p>4.68</text:p>
          </table:table-cell>
          <table:table-cell table:style-name="ce13" office:value-type="float" office:value="18278" calcext:value-type="float">
            <text:p>18,278</text:p>
          </table:table-cell>
          <table:table-cell table:style-name="ce13" office:value-type="float" office:value="9581" calcext:value-type="float">
            <text:p>9,581</text:p>
          </table:table-cell>
          <table:table-cell table:style-name="ce13" office:value-type="float" office:value="8697" calcext:value-type="float">
            <text:p>8,697</text:p>
          </table:table-cell>
          <table:table-cell table:style-name="ce22" office:value-type="float" office:value="8.66674885489668" calcext:value-type="float">
            <text:p>8.67</text:p>
          </table:table-cell>
          <table:table-cell table:style-name="ce13" office:value-type="float" office:value="19985" calcext:value-type="float">
            <text:p>19,985</text:p>
          </table:table-cell>
          <table:table-cell table:style-name="ce13" office:value-type="float" office:value="10480" calcext:value-type="float">
            <text:p>10,480</text:p>
          </table:table-cell>
          <table:table-cell table:style-name="ce13" office:value-type="float" office:value="9505" calcext:value-type="float">
            <text:p>9,505</text:p>
          </table:table-cell>
          <table:table-cell table:style-name="ce22" office:value-type="float" office:value="9.47614486623866" calcext:value-type="float">
            <text:p>9.48</text:p>
          </table:table-cell>
          <table:table-cell table:style-name="ce13" office:value-type="float" office:value="10143" calcext:value-type="float">
            <text:p>10,143</text:p>
          </table:table-cell>
          <table:table-cell table:style-name="ce13" office:value-type="float" office:value="5299" calcext:value-type="float">
            <text:p>5,299</text:p>
          </table:table-cell>
          <table:table-cell table:style-name="ce13" office:value-type="float" office:value="4844" calcext:value-type="float">
            <text:p>4,844</text:p>
          </table:table-cell>
          <table:table-cell table:style-name="ce22" office:value-type="float" office:value="4.80943394437121" calcext:value-type="float">
            <text:p>4.81</text:p>
          </table:table-cell>
          <table:table-cell table:style-name="ce13" office:value-type="float" office:value="178505" calcext:value-type="float">
            <text:p>178,505</text:p>
          </table:table-cell>
          <table:table-cell table:style-name="ce13" office:value-type="float" office:value="90538" calcext:value-type="float">
            <text:p>90,538</text:p>
          </table:table-cell>
          <table:table-cell table:style-name="ce13" office:value-type="float" office:value="87967" calcext:value-type="float">
            <text:p>87,967</text:p>
          </table:table-cell>
          <table:table-cell table:style-name="ce22" office:value-type="float" office:value="84.6404422991209" calcext:value-type="float">
            <text:p>84.64</text:p>
          </table:table-cell>
          <table:table-cell table:style-name="ce13" office:value-type="float" office:value="41540" calcext:value-type="float">
            <text:p>41,540</text:p>
          </table:table-cell>
          <table:table-cell table:style-name="ce13" office:value-type="float" office:value="18875" calcext:value-type="float">
            <text:p>18,875</text:p>
          </table:table-cell>
          <table:table-cell table:style-name="ce13" office:value-type="float" office:value="22665" calcext:value-type="float">
            <text:p>22,665</text:p>
          </table:table-cell>
          <table:table-cell table:style-name="ce22" office:value-type="float" office:value="19.6967254312511" calcext:value-type="float">
            <text:p>19.7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6219" calcext:value-type="float">
            <text:p>316,219</text:p>
          </table:table-cell>
          <table:table-cell table:style-name="ce13" office:value-type="float" office:value="158836" calcext:value-type="float">
            <text:p>158,836</text:p>
          </table:table-cell>
          <table:table-cell table:style-name="ce13" office:value-type="float" office:value="157383" calcext:value-type="float">
            <text:p>157,383</text:p>
          </table:table-cell>
          <table:table-cell table:style-name="ce13" office:value-type="float" office:value="9847" calcext:value-type="float">
            <text:p>9,847</text:p>
          </table:table-cell>
          <table:table-cell table:style-name="ce13" office:value-type="float" office:value="5125" calcext:value-type="float">
            <text:p>5,125</text:p>
          </table:table-cell>
          <table:table-cell table:style-name="ce13" office:value-type="float" office:value="4722" calcext:value-type="float">
            <text:p>4,722</text:p>
          </table:table-cell>
          <table:table-cell table:style-name="ce22" office:value-type="float" office:value="3.11398113332848" calcext:value-type="float">
            <text:p>3.11</text:p>
          </table:table-cell>
          <table:table-cell table:style-name="ce13" office:value-type="float" office:value="14660" calcext:value-type="float">
            <text:p>14,660</text:p>
          </table:table-cell>
          <table:table-cell table:style-name="ce13" office:value-type="float" office:value="7655" calcext:value-type="float">
            <text:p>7,655</text:p>
          </table:table-cell>
          <table:table-cell table:style-name="ce13" office:value-type="float" office:value="7005" calcext:value-type="float">
            <text:p>7,005</text:p>
          </table:table-cell>
          <table:table-cell table:style-name="ce28" office:value-type="float" office:value="4.63602756317615" calcext:value-type="float">
            <text:p>4.64</text:p>
          </table:table-cell>
          <table:table-cell table:style-name="ce13" office:value-type="float" office:value="27787" calcext:value-type="float">
            <text:p>27,787</text:p>
          </table:table-cell>
          <table:table-cell table:style-name="ce13" office:value-type="float" office:value="14463" calcext:value-type="float">
            <text:p>14,463</text:p>
          </table:table-cell>
          <table:table-cell table:style-name="ce13" office:value-type="float" office:value="13324" calcext:value-type="float">
            <text:p>13,324</text:p>
          </table:table-cell>
          <table:table-cell table:style-name="ce22" office:value-type="float" office:value="8.78726452237215" calcext:value-type="float">
            <text:p>8.79</text:p>
          </table:table-cell>
          <table:table-cell table:style-name="ce13" office:value-type="float" office:value="30357" calcext:value-type="float">
            <text:p>30,357</text:p>
          </table:table-cell>
          <table:table-cell table:style-name="ce13" office:value-type="float" office:value="15844" calcext:value-type="float">
            <text:p>15,844</text:p>
          </table:table-cell>
          <table:table-cell table:style-name="ce13" office:value-type="float" office:value="14513" calcext:value-type="float">
            <text:p>14,513</text:p>
          </table:table-cell>
          <table:table-cell table:style-name="ce22" office:value-type="float" office:value="9.59999241032323" calcext:value-type="float">
            <text:p>9.60</text:p>
          </table:table-cell>
          <table:table-cell table:style-name="ce13" office:value-type="float" office:value="15234" calcext:value-type="float">
            <text:p>15,234</text:p>
          </table:table-cell>
          <table:table-cell table:style-name="ce13" office:value-type="float" office:value="8077" calcext:value-type="float">
            <text:p>8,077</text:p>
          </table:table-cell>
          <table:table-cell table:style-name="ce13" office:value-type="float" office:value="7157" calcext:value-type="float">
            <text:p>7,157</text:p>
          </table:table-cell>
          <table:table-cell table:style-name="ce22" office:value-type="float" office:value="4.81754733270297" calcext:value-type="float">
            <text:p>4.82</text:p>
          </table:table-cell>
          <table:table-cell table:style-name="ce13" office:value-type="float" office:value="267406" calcext:value-type="float">
            <text:p>267,406</text:p>
          </table:table-cell>
          <table:table-cell table:style-name="ce13" office:value-type="float" office:value="133312" calcext:value-type="float">
            <text:p>133,312</text:p>
          </table:table-cell>
          <table:table-cell table:style-name="ce13" office:value-type="float" office:value="134094" calcext:value-type="float">
            <text:p>134,094</text:p>
          </table:table-cell>
          <table:table-cell table:style-name="ce22" office:value-type="float" office:value="84.5635461499783" calcext:value-type="float">
            <text:p>84.56</text:p>
          </table:table-cell>
          <table:table-cell table:style-name="ce13" office:value-type="float" office:value="63699" calcext:value-type="float">
            <text:p>63,699</text:p>
          </table:table-cell>
          <table:table-cell table:style-name="ce13" office:value-type="float" office:value="28949" calcext:value-type="float">
            <text:p>28,949</text:p>
          </table:table-cell>
          <table:table-cell table:style-name="ce13" office:value-type="float" office:value="34750" calcext:value-type="float">
            <text:p>34,750</text:p>
          </table:table-cell>
          <table:table-cell table:style-name="ce22" office:value-type="float" office:value="20.1439508694923" calcext:value-type="float">
            <text:p>20.1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811" calcext:value-type="float">
            <text:p>107,811</text:p>
          </table:table-cell>
          <table:table-cell table:style-name="ce13" office:value-type="float" office:value="55235" calcext:value-type="float">
            <text:p>55,235</text:p>
          </table:table-cell>
          <table:table-cell table:style-name="ce13" office:value-type="float" office:value="52576" calcext:value-type="float">
            <text:p>52,576</text:p>
          </table:table-cell>
          <table:table-cell table:style-name="ce13" office:value-type="float" office:value="3841" calcext:value-type="float">
            <text:p>3,841</text:p>
          </table:table-cell>
          <table:table-cell table:style-name="ce13" office:value-type="float" office:value="1942" calcext:value-type="float">
            <text:p>1,942</text:p>
          </table:table-cell>
          <table:table-cell table:style-name="ce13" office:value-type="float" office:value="1899" calcext:value-type="float">
            <text:p>1,899</text:p>
          </table:table-cell>
          <table:table-cell table:style-name="ce22" office:value-type="float" office:value="3.56271623489254" calcext:value-type="float">
            <text:p>3.56</text:p>
          </table:table-cell>
          <table:table-cell table:style-name="ce13" office:value-type="float" office:value="5101" calcext:value-type="float">
            <text:p>5,101</text:p>
          </table:table-cell>
          <table:table-cell table:style-name="ce13" office:value-type="float" office:value="2636" calcext:value-type="float">
            <text:p>2,636</text:p>
          </table:table-cell>
          <table:table-cell table:style-name="ce13" office:value-type="float" office:value="2465" calcext:value-type="float">
            <text:p>2,465</text:p>
          </table:table-cell>
          <table:table-cell table:style-name="ce28" office:value-type="float" office:value="4.73142814740611" calcext:value-type="float">
            <text:p>4.73</text:p>
          </table:table-cell>
          <table:table-cell table:style-name="ce13" office:value-type="float" office:value="8509" calcext:value-type="float">
            <text:p>8,509</text:p>
          </table:table-cell>
          <table:table-cell table:style-name="ce13" office:value-type="float" office:value="4451" calcext:value-type="float">
            <text:p>4,451</text:p>
          </table:table-cell>
          <table:table-cell table:style-name="ce13" office:value-type="float" office:value="4058" calcext:value-type="float">
            <text:p>4,058</text:p>
          </table:table-cell>
          <table:table-cell table:style-name="ce22" office:value-type="float" office:value="7.89251560601423" calcext:value-type="float">
            <text:p>7.89</text:p>
          </table:table-cell>
          <table:table-cell table:style-name="ce13" office:value-type="float" office:value="9133" calcext:value-type="float">
            <text:p>9,133</text:p>
          </table:table-cell>
          <table:table-cell table:style-name="ce13" office:value-type="float" office:value="4776" calcext:value-type="float">
            <text:p>4,776</text:p>
          </table:table-cell>
          <table:table-cell table:style-name="ce13" office:value-type="float" office:value="4357" calcext:value-type="float">
            <text:p>4,357</text:p>
          </table:table-cell>
          <table:table-cell table:style-name="ce22" office:value-type="float" office:value="8.47130626744952" calcext:value-type="float">
            <text:p>8.47</text:p>
          </table:table-cell>
          <table:table-cell table:style-name="ce13" office:value-type="float" office:value="3994" calcext:value-type="float">
            <text:p>3,994</text:p>
          </table:table-cell>
          <table:table-cell table:style-name="ce13" office:value-type="float" office:value="2057" calcext:value-type="float">
            <text:p>2,057</text:p>
          </table:table-cell>
          <table:table-cell table:style-name="ce13" office:value-type="float" office:value="1937" calcext:value-type="float">
            <text:p>1,937</text:p>
          </table:table-cell>
          <table:table-cell table:style-name="ce22" office:value-type="float" office:value="3.70463125284062" calcext:value-type="float">
            <text:p>3.70</text:p>
          </table:table-cell>
          <table:table-cell table:style-name="ce13" office:value-type="float" office:value="93072" calcext:value-type="float">
            <text:p>93,072</text:p>
          </table:table-cell>
          <table:table-cell table:style-name="ce13" office:value-type="float" office:value="47508" calcext:value-type="float">
            <text:p>47,508</text:p>
          </table:table-cell>
          <table:table-cell table:style-name="ce13" office:value-type="float" office:value="45564" calcext:value-type="float">
            <text:p>45,564</text:p>
          </table:table-cell>
          <table:table-cell table:style-name="ce22" office:value-type="float" office:value="86.328853271002" calcext:value-type="float">
            <text:p>86.33</text:p>
          </table:table-cell>
          <table:table-cell table:style-name="ce13" office:value-type="float" office:value="20814" calcext:value-type="float">
            <text:p>20,814</text:p>
          </table:table-cell>
          <table:table-cell table:style-name="ce13" office:value-type="float" office:value="9802" calcext:value-type="float">
            <text:p>9,802</text:p>
          </table:table-cell>
          <table:table-cell table:style-name="ce13" office:value-type="float" office:value="11012" calcext:value-type="float">
            <text:p>11,012</text:p>
          </table:table-cell>
          <table:table-cell table:style-name="ce22" office:value-type="float" office:value="19.3060077357598" calcext:value-type="float">
            <text:p>19.31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735" calcext:value-type="float">
            <text:p>361,735</text:p>
          </table:table-cell>
          <table:table-cell table:style-name="ce13" office:value-type="float" office:value="179691" calcext:value-type="float">
            <text:p>179,691</text:p>
          </table:table-cell>
          <table:table-cell table:style-name="ce13" office:value-type="float" office:value="182044" calcext:value-type="float">
            <text:p>182,044</text:p>
          </table:table-cell>
          <table:table-cell table:style-name="ce13" office:value-type="float" office:value="8752" calcext:value-type="float">
            <text:p>8,752</text:p>
          </table:table-cell>
          <table:table-cell table:style-name="ce13" office:value-type="float" office:value="4581" calcext:value-type="float">
            <text:p>4,581</text:p>
          </table:table-cell>
          <table:table-cell table:style-name="ce13" office:value-type="float" office:value="4171" calcext:value-type="float">
            <text:p>4,171</text:p>
          </table:table-cell>
          <table:table-cell table:style-name="ce22" office:value-type="float" office:value="2.41945070286259" calcext:value-type="float">
            <text:p>2.42</text:p>
          </table:table-cell>
          <table:table-cell table:style-name="ce13" office:value-type="float" office:value="13543" calcext:value-type="float">
            <text:p>13,543</text:p>
          </table:table-cell>
          <table:table-cell table:style-name="ce13" office:value-type="float" office:value="7098" calcext:value-type="float">
            <text:p>7,098</text:p>
          </table:table-cell>
          <table:table-cell table:style-name="ce13" office:value-type="float" office:value="6445" calcext:value-type="float">
            <text:p>6,445</text:p>
          </table:table-cell>
          <table:table-cell table:style-name="ce28" office:value-type="float" office:value="3.74390092194562" calcext:value-type="float">
            <text:p>3.74</text:p>
          </table:table-cell>
          <table:table-cell table:style-name="ce13" office:value-type="float" office:value="27206" calcext:value-type="float">
            <text:p>27,206</text:p>
          </table:table-cell>
          <table:table-cell table:style-name="ce13" office:value-type="float" office:value="14122" calcext:value-type="float">
            <text:p>14,122</text:p>
          </table:table-cell>
          <table:table-cell table:style-name="ce13" office:value-type="float" office:value="13084" calcext:value-type="float">
            <text:p>13,084</text:p>
          </table:table-cell>
          <table:table-cell table:style-name="ce22" office:value-type="float" office:value="7.52097529959777" calcext:value-type="float">
            <text:p>7.52</text:p>
          </table:table-cell>
          <table:table-cell table:style-name="ce13" office:value-type="float" office:value="29960" calcext:value-type="float">
            <text:p>29,960</text:p>
          </table:table-cell>
          <table:table-cell table:style-name="ce13" office:value-type="float" office:value="15506" calcext:value-type="float">
            <text:p>15,506</text:p>
          </table:table-cell>
          <table:table-cell table:style-name="ce13" office:value-type="float" office:value="14454" calcext:value-type="float">
            <text:p>14,454</text:p>
          </table:table-cell>
          <table:table-cell table:style-name="ce22" office:value-type="float" office:value="8.28230610806253" calcext:value-type="float">
            <text:p>8.28</text:p>
          </table:table-cell>
          <table:table-cell table:style-name="ce13" office:value-type="float" office:value="15889" calcext:value-type="float">
            <text:p>15,889</text:p>
          </table:table-cell>
          <table:table-cell table:style-name="ce13" office:value-type="float" office:value="8239" calcext:value-type="float">
            <text:p>8,239</text:p>
          </table:table-cell>
          <table:table-cell table:style-name="ce13" office:value-type="float" office:value="7650" calcext:value-type="float">
            <text:p>7,650</text:p>
          </table:table-cell>
          <table:table-cell table:style-name="ce22" office:value-type="float" office:value="4.3924419810082" calcext:value-type="float">
            <text:p>4.39</text:p>
          </table:table-cell>
          <table:table-cell table:style-name="ce13" office:value-type="float" office:value="312715" calcext:value-type="float">
            <text:p>312,715</text:p>
          </table:table-cell>
          <table:table-cell table:style-name="ce13" office:value-type="float" office:value="154258" calcext:value-type="float">
            <text:p>154,258</text:p>
          </table:table-cell>
          <table:table-cell table:style-name="ce13" office:value-type="float" office:value="158457" calcext:value-type="float">
            <text:p>158,457</text:p>
          </table:table-cell>
          <table:table-cell table:style-name="ce22" office:value-type="float" office:value="86.4486433438843" calcext:value-type="float">
            <text:p>86.45</text:p>
          </table:table-cell>
          <table:table-cell table:style-name="ce13" office:value-type="float" office:value="74902" calcext:value-type="float">
            <text:p>74,902</text:p>
          </table:table-cell>
          <table:table-cell table:style-name="ce13" office:value-type="float" office:value="33673" calcext:value-type="float">
            <text:p>33,673</text:p>
          </table:table-cell>
          <table:table-cell table:style-name="ce13" office:value-type="float" office:value="41229" calcext:value-type="float">
            <text:p>41,229</text:p>
          </table:table-cell>
          <table:table-cell table:style-name="ce22" office:value-type="float" office:value="20.7063181610848" calcext:value-type="float">
            <text:p>20.7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7040" calcext:value-type="float">
            <text:p>457,040</text:p>
          </table:table-cell>
          <table:table-cell table:style-name="ce13" office:value-type="float" office:value="225552" calcext:value-type="float">
            <text:p>225,552</text:p>
          </table:table-cell>
          <table:table-cell table:style-name="ce13" office:value-type="float" office:value="231488" calcext:value-type="float">
            <text:p>231,488</text:p>
          </table:table-cell>
          <table:table-cell table:style-name="ce13" office:value-type="float" office:value="18495" calcext:value-type="float">
            <text:p>18,495</text:p>
          </table:table-cell>
          <table:table-cell table:style-name="ce13" office:value-type="float" office:value="9626" calcext:value-type="float">
            <text:p>9,626</text:p>
          </table:table-cell>
          <table:table-cell table:style-name="ce13" office:value-type="float" office:value="8869" calcext:value-type="float">
            <text:p>8,869</text:p>
          </table:table-cell>
          <table:table-cell table:style-name="ce22" office:value-type="float" office:value="4.04669175564502" calcext:value-type="float">
            <text:p>4.05</text:p>
          </table:table-cell>
          <table:table-cell table:style-name="ce13" office:value-type="float" office:value="28051" calcext:value-type="float">
            <text:p>28,051</text:p>
          </table:table-cell>
          <table:table-cell table:style-name="ce13" office:value-type="float" office:value="14616" calcext:value-type="float">
            <text:p>14,616</text:p>
          </table:table-cell>
          <table:table-cell table:style-name="ce13" office:value-type="float" office:value="13435" calcext:value-type="float">
            <text:p>13,435</text:p>
          </table:table-cell>
          <table:table-cell table:style-name="ce28" office:value-type="float" office:value="6.13753719586907" calcext:value-type="float">
            <text:p>6.14</text:p>
          </table:table-cell>
          <table:table-cell table:style-name="ce13" office:value-type="float" office:value="56577" calcext:value-type="float">
            <text:p>56,577</text:p>
          </table:table-cell>
          <table:table-cell table:style-name="ce13" office:value-type="float" office:value="29305" calcext:value-type="float">
            <text:p>29,305</text:p>
          </table:table-cell>
          <table:table-cell table:style-name="ce13" office:value-type="float" office:value="27272" calcext:value-type="float">
            <text:p>27,272</text:p>
          </table:table-cell>
          <table:table-cell table:style-name="ce22" office:value-type="float" office:value="12.3790040259058" calcext:value-type="float">
            <text:p>12.38</text:p>
          </table:table-cell>
          <table:table-cell table:style-name="ce13" office:value-type="float" office:value="62383" calcext:value-type="float">
            <text:p>62,383</text:p>
          </table:table-cell>
          <table:table-cell table:style-name="ce13" office:value-type="float" office:value="32341" calcext:value-type="float">
            <text:p>32,341</text:p>
          </table:table-cell>
          <table:table-cell table:style-name="ce13" office:value-type="float" office:value="30042" calcext:value-type="float">
            <text:p>30,042</text:p>
          </table:table-cell>
          <table:table-cell table:style-name="ce22" office:value-type="float" office:value="13.6493523542797" calcext:value-type="float">
            <text:p>13.65</text:p>
          </table:table-cell>
          <table:table-cell table:style-name="ce13" office:value-type="float" office:value="29858" calcext:value-type="float">
            <text:p>29,858</text:p>
          </table:table-cell>
          <table:table-cell table:style-name="ce13" office:value-type="float" office:value="15653" calcext:value-type="float">
            <text:p>15,653</text:p>
          </table:table-cell>
          <table:table-cell table:style-name="ce13" office:value-type="float" office:value="14205" calcext:value-type="float">
            <text:p>14,205</text:p>
          </table:table-cell>
          <table:table-cell table:style-name="ce22" office:value-type="float" office:value="6.53290740416594" calcext:value-type="float">
            <text:p>6.53</text:p>
          </table:table-cell>
          <table:table-cell table:style-name="ce13" office:value-type="float" office:value="361340" calcext:value-type="float">
            <text:p>361,340</text:p>
          </table:table-cell>
          <table:table-cell table:style-name="ce13" office:value-type="float" office:value="175785" calcext:value-type="float">
            <text:p>175,785</text:p>
          </table:table-cell>
          <table:table-cell table:style-name="ce13" office:value-type="float" office:value="185555" calcext:value-type="float">
            <text:p>185,555</text:p>
          </table:table-cell>
          <table:table-cell table:style-name="ce22" office:value-type="float" office:value="79.0609137055838" calcext:value-type="float">
            <text:p>79.06</text:p>
          </table:table-cell>
          <table:table-cell table:style-name="ce13" office:value-type="float" office:value="68659" calcext:value-type="float">
            <text:p>68,659</text:p>
          </table:table-cell>
          <table:table-cell table:style-name="ce13" office:value-type="float" office:value="30266" calcext:value-type="float">
            <text:p>30,266</text:p>
          </table:table-cell>
          <table:table-cell table:style-name="ce13" office:value-type="float" office:value="38393" calcext:value-type="float">
            <text:p>38,393</text:p>
          </table:table-cell>
          <table:table-cell table:style-name="ce22" office:value-type="float" office:value="15.0225363206722" calcext:value-type="float">
            <text:p>15.0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3150" calcext:value-type="float">
            <text:p>263,150</text:p>
          </table:table-cell>
          <table:table-cell table:style-name="ce13" office:value-type="float" office:value="126357" calcext:value-type="float">
            <text:p>126,357</text:p>
          </table:table-cell>
          <table:table-cell table:style-name="ce13" office:value-type="float" office:value="136793" calcext:value-type="float">
            <text:p>136,793</text:p>
          </table:table-cell>
          <table:table-cell table:style-name="ce13" office:value-type="float" office:value="7829" calcext:value-type="float">
            <text:p>7,829</text:p>
          </table:table-cell>
          <table:table-cell table:style-name="ce13" office:value-type="float" office:value="4012" calcext:value-type="float">
            <text:p>4,012</text:p>
          </table:table-cell>
          <table:table-cell table:style-name="ce13" office:value-type="float" office:value="3817" calcext:value-type="float">
            <text:p>3,817</text:p>
          </table:table-cell>
          <table:table-cell table:style-name="ce22" office:value-type="float" office:value="2.9751092532776" calcext:value-type="float">
            <text:p>2.98</text:p>
          </table:table-cell>
          <table:table-cell table:style-name="ce13" office:value-type="float" office:value="12308" calcext:value-type="float">
            <text:p>12,308</text:p>
          </table:table-cell>
          <table:table-cell table:style-name="ce13" office:value-type="float" office:value="6363" calcext:value-type="float">
            <text:p>6,363</text:p>
          </table:table-cell>
          <table:table-cell table:style-name="ce13" office:value-type="float" office:value="5945" calcext:value-type="float">
            <text:p>5,945</text:p>
          </table:table-cell>
          <table:table-cell table:style-name="ce28" office:value-type="float" office:value="4.67718031540946" calcext:value-type="float">
            <text:p>4.68</text:p>
          </table:table-cell>
          <table:table-cell table:style-name="ce13" office:value-type="float" office:value="25196" calcext:value-type="float">
            <text:p>25,196</text:p>
          </table:table-cell>
          <table:table-cell table:style-name="ce13" office:value-type="float" office:value="12959" calcext:value-type="float">
            <text:p>12,959</text:p>
          </table:table-cell>
          <table:table-cell table:style-name="ce13" office:value-type="float" office:value="12237" calcext:value-type="float">
            <text:p>12,237</text:p>
          </table:table-cell>
          <table:table-cell table:style-name="ce22" office:value-type="float" office:value="9.57476724301729" calcext:value-type="float">
            <text:p>9.57</text:p>
          </table:table-cell>
          <table:table-cell table:style-name="ce13" office:value-type="float" office:value="27973" calcext:value-type="float">
            <text:p>27,973</text:p>
          </table:table-cell>
          <table:table-cell table:style-name="ce13" office:value-type="float" office:value="14438" calcext:value-type="float">
            <text:p>14,438</text:p>
          </table:table-cell>
          <table:table-cell table:style-name="ce13" office:value-type="float" office:value="13535" calcext:value-type="float">
            <text:p>13,535</text:p>
          </table:table-cell>
          <table:table-cell table:style-name="ce22" office:value-type="float" office:value="10.6300589017671" calcext:value-type="float">
            <text:p>10.63</text:p>
          </table:table-cell>
          <table:table-cell table:style-name="ce13" office:value-type="float" office:value="15038" calcext:value-type="float">
            <text:p>15,038</text:p>
          </table:table-cell>
          <table:table-cell table:style-name="ce13" office:value-type="float" office:value="7866" calcext:value-type="float">
            <text:p>7,866</text:p>
          </table:table-cell>
          <table:table-cell table:style-name="ce13" office:value-type="float" office:value="7172" calcext:value-type="float">
            <text:p>7,172</text:p>
          </table:table-cell>
          <table:table-cell table:style-name="ce22" office:value-type="float" office:value="5.71461143834315" calcext:value-type="float">
            <text:p>5.71</text:p>
          </table:table-cell>
          <table:table-cell table:style-name="ce13" office:value-type="float" office:value="217791" calcext:value-type="float">
            <text:p>217,791</text:p>
          </table:table-cell>
          <table:table-cell table:style-name="ce13" office:value-type="float" office:value="102877" calcext:value-type="float">
            <text:p>102,877</text:p>
          </table:table-cell>
          <table:table-cell table:style-name="ce13" office:value-type="float" office:value="114914" calcext:value-type="float">
            <text:p>114,914</text:p>
          </table:table-cell>
          <table:table-cell table:style-name="ce22" office:value-type="float" office:value="82.7630628918868" calcext:value-type="float">
            <text:p>82.76</text:p>
          </table:table-cell>
          <table:table-cell table:style-name="ce13" office:value-type="float" office:value="49157" calcext:value-type="float">
            <text:p>49,157</text:p>
          </table:table-cell>
          <table:table-cell table:style-name="ce13" office:value-type="float" office:value="21504" calcext:value-type="float">
            <text:p>21,504</text:p>
          </table:table-cell>
          <table:table-cell table:style-name="ce13" office:value-type="float" office:value="27653" calcext:value-type="float">
            <text:p>27,653</text:p>
          </table:table-cell>
          <table:table-cell table:style-name="ce22" office:value-type="float" office:value="18.6802204066122" calcext:value-type="float">
            <text:p>18.68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7903" calcext:value-type="float">
            <text:p>157,903</text:p>
          </table:table-cell>
          <table:table-cell table:style-name="ce12" office:value-type="float" office:value="79476" calcext:value-type="float">
            <text:p>79,476</text:p>
          </table:table-cell>
          <table:table-cell table:style-name="ce12" office:value-type="float" office:value="78427" calcext:value-type="float">
            <text:p>78,427</text:p>
          </table:table-cell>
          <table:table-cell table:style-name="ce12" office:value-type="float" office:value="4152" calcext:value-type="float">
            <text:p>4,152</text:p>
          </table:table-cell>
          <table:table-cell table:style-name="ce12" office:value-type="float" office:value="2181" calcext:value-type="float">
            <text:p>2,181</text:p>
          </table:table-cell>
          <table:table-cell table:style-name="ce12" office:value-type="float" office:value="1971" calcext:value-type="float">
            <text:p>1,971</text:p>
          </table:table-cell>
          <table:table-cell table:style-name="ce21" office:value-type="float" office:value="2.62946239146818" calcext:value-type="float">
            <text:p>2.63</text:p>
          </table:table-cell>
          <table:table-cell table:style-name="ce12" office:value-type="float" office:value="5823" calcext:value-type="float">
            <text:p>5,823</text:p>
          </table:table-cell>
          <table:table-cell table:style-name="ce12" office:value-type="float" office:value="3053" calcext:value-type="float">
            <text:p>3,053</text:p>
          </table:table-cell>
          <table:table-cell table:style-name="ce12" office:value-type="float" office:value="2770" calcext:value-type="float">
            <text:p>2,770</text:p>
          </table:table-cell>
          <table:table-cell table:style-name="ce27" office:value-type="float" office:value="3.68770700999981" calcext:value-type="float">
            <text:p>3.69</text:p>
          </table:table-cell>
          <table:table-cell table:style-name="ce12" office:value-type="float" office:value="10286" calcext:value-type="float">
            <text:p>10,286</text:p>
          </table:table-cell>
          <table:table-cell table:style-name="ce12" office:value-type="float" office:value="5373" calcext:value-type="float">
            <text:p>5,373</text:p>
          </table:table-cell>
          <table:table-cell table:style-name="ce12" office:value-type="float" office:value="4913" calcext:value-type="float">
            <text:p>4,913</text:p>
          </table:table-cell>
          <table:table-cell table:style-name="ce21" office:value-type="float" office:value="6.51412576075185" calcext:value-type="float">
            <text:p>6.51</text:p>
          </table:table-cell>
          <table:table-cell table:style-name="ce12" office:value-type="float" office:value="11161" calcext:value-type="float">
            <text:p>11,161</text:p>
          </table:table-cell>
          <table:table-cell table:style-name="ce12" office:value-type="float" office:value="5833" calcext:value-type="float">
            <text:p>5,833</text:p>
          </table:table-cell>
          <table:table-cell table:style-name="ce12" office:value-type="float" office:value="5328" calcext:value-type="float">
            <text:p>5,328</text:p>
          </table:table-cell>
          <table:table-cell table:style-name="ce21" office:value-type="float" office:value="7.06826342754729" calcext:value-type="float">
            <text:p>7.07</text:p>
          </table:table-cell>
          <table:table-cell table:style-name="ce12" office:value-type="float" office:value="5642" calcext:value-type="float">
            <text:p>5,642</text:p>
          </table:table-cell>
          <table:table-cell table:style-name="ce12" office:value-type="float" office:value="2964" calcext:value-type="float">
            <text:p>2,964</text:p>
          </table:table-cell>
          <table:table-cell table:style-name="ce12" office:value-type="float" office:value="2678" calcext:value-type="float">
            <text:p>2,678</text:p>
          </table:table-cell>
          <table:table-cell table:style-name="ce21" office:value-type="float" office:value="3.57307967549698" calcext:value-type="float">
            <text:p>3.57</text:p>
          </table:table-cell>
          <table:table-cell table:style-name="ce12" office:value-type="float" office:value="138951" calcext:value-type="float">
            <text:p>138,951</text:p>
          </table:table-cell>
          <table:table-cell table:style-name="ce12" office:value-type="float" office:value="69592" calcext:value-type="float">
            <text:p>69,592</text:p>
          </table:table-cell>
          <table:table-cell table:style-name="ce12" office:value-type="float" office:value="69359" calcext:value-type="float">
            <text:p>69,359</text:p>
          </table:table-cell>
          <table:table-cell table:style-name="ce21" office:value-type="float" office:value="87.9976947873061" calcext:value-type="float">
            <text:p>88.00</text:p>
          </table:table-cell>
          <table:table-cell table:style-name="ce12" office:value-type="float" office:value="27555" calcext:value-type="float">
            <text:p>27,555</text:p>
          </table:table-cell>
          <table:table-cell table:style-name="ce12" office:value-type="float" office:value="13402" calcext:value-type="float">
            <text:p>13,402</text:p>
          </table:table-cell>
          <table:table-cell table:style-name="ce12" office:value-type="float" office:value="14153" calcext:value-type="float">
            <text:p>14,153</text:p>
          </table:table-cell>
          <table:table-cell table:style-name="ce21" office:value-type="float" office:value="17.4505867526266" calcext:value-type="float">
            <text:p>17.45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3903" calcext:value-type="float">
            <text:p>143,903</text:p>
          </table:table-cell>
          <table:table-cell table:style-name="ce13" office:value-type="float" office:value="71402" calcext:value-type="float">
            <text:p>71,402</text:p>
          </table:table-cell>
          <table:table-cell table:style-name="ce13" office:value-type="float" office:value="72501" calcext:value-type="float">
            <text:p>72,501</text:p>
          </table:table-cell>
          <table:table-cell table:style-name="ce13" office:value-type="float" office:value="3649" calcext:value-type="float">
            <text:p>3,649</text:p>
          </table:table-cell>
          <table:table-cell table:style-name="ce13" office:value-type="float" office:value="1904" calcext:value-type="float">
            <text:p>1,904</text:p>
          </table:table-cell>
          <table:table-cell table:style-name="ce13" office:value-type="float" office:value="1745" calcext:value-type="float">
            <text:p>1,745</text:p>
          </table:table-cell>
          <table:table-cell table:style-name="ce22" office:value-type="float" office:value="2.5357358776398" calcext:value-type="float">
            <text:p>2.54</text:p>
          </table:table-cell>
          <table:table-cell table:style-name="ce13" office:value-type="float" office:value="5136" calcext:value-type="float">
            <text:p>5,136</text:p>
          </table:table-cell>
          <table:table-cell table:style-name="ce13" office:value-type="float" office:value="2671" calcext:value-type="float">
            <text:p>2,671</text:p>
          </table:table-cell>
          <table:table-cell table:style-name="ce13" office:value-type="float" office:value="2465" calcext:value-type="float">
            <text:p>2,465</text:p>
          </table:table-cell>
          <table:table-cell table:style-name="ce28" office:value-type="float" office:value="3.56907083243574" calcext:value-type="float">
            <text:p>3.57</text:p>
          </table:table-cell>
          <table:table-cell table:style-name="ce13" office:value-type="float" office:value="9146" calcext:value-type="float">
            <text:p>9,146</text:p>
          </table:table-cell>
          <table:table-cell table:style-name="ce13" office:value-type="float" office:value="4752" calcext:value-type="float">
            <text:p>4,752</text:p>
          </table:table-cell>
          <table:table-cell table:style-name="ce13" office:value-type="float" office:value="4394" calcext:value-type="float">
            <text:p>4,394</text:p>
          </table:table-cell>
          <table:table-cell table:style-name="ce22" office:value-type="float" office:value="6.35567013891302" calcext:value-type="float">
            <text:p>6.36</text:p>
          </table:table-cell>
          <table:table-cell table:style-name="ce13" office:value-type="float" office:value="9923" calcext:value-type="float">
            <text:p>9,923</text:p>
          </table:table-cell>
          <table:table-cell table:style-name="ce13" office:value-type="float" office:value="5163" calcext:value-type="float">
            <text:p>5,163</text:p>
          </table:table-cell>
          <table:table-cell table:style-name="ce13" office:value-type="float" office:value="4760" calcext:value-type="float">
            <text:p>4,760</text:p>
          </table:table-cell>
          <table:table-cell table:style-name="ce22" office:value-type="float" office:value="6.89561718657707" calcext:value-type="float">
            <text:p>6.90</text:p>
          </table:table-cell>
          <table:table-cell table:style-name="ce13" office:value-type="float" office:value="5054" calcext:value-type="float">
            <text:p>5,054</text:p>
          </table:table-cell>
          <table:table-cell table:style-name="ce13" office:value-type="float" office:value="2645" calcext:value-type="float">
            <text:p>2,645</text:p>
          </table:table-cell>
          <table:table-cell table:style-name="ce13" office:value-type="float" office:value="2409" calcext:value-type="float">
            <text:p>2,409</text:p>
          </table:table-cell>
          <table:table-cell table:style-name="ce22" office:value-type="float" office:value="3.51208800372473" calcext:value-type="float">
            <text:p>3.51</text:p>
          </table:table-cell>
          <table:table-cell table:style-name="ce13" office:value-type="float" office:value="126883" calcext:value-type="float">
            <text:p>126,883</text:p>
          </table:table-cell>
          <table:table-cell table:style-name="ce13" office:value-type="float" office:value="62576" calcext:value-type="float">
            <text:p>62,576</text:p>
          </table:table-cell>
          <table:table-cell table:style-name="ce13" office:value-type="float" office:value="64307" calcext:value-type="float">
            <text:p>64,307</text:p>
          </table:table-cell>
          <table:table-cell table:style-name="ce22" office:value-type="float" office:value="88.1725884797398" calcext:value-type="float">
            <text:p>88.17</text:p>
          </table:table-cell>
          <table:table-cell table:style-name="ce13" office:value-type="float" office:value="25419" calcext:value-type="float">
            <text:p>25,419</text:p>
          </table:table-cell>
          <table:table-cell table:style-name="ce13" office:value-type="float" office:value="12224" calcext:value-type="float">
            <text:p>12,224</text:p>
          </table:table-cell>
          <table:table-cell table:style-name="ce13" office:value-type="float" office:value="13195" calcext:value-type="float">
            <text:p>13,195</text:p>
          </table:table-cell>
          <table:table-cell table:style-name="ce22" office:value-type="float" office:value="17.6639819878668" calcext:value-type="float">
            <text:p>17.6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4000" calcext:value-type="float">
            <text:p>14,000</text:p>
          </table:table-cell>
          <table:table-cell table:style-name="ce13" office:value-type="float" office:value="8074" calcext:value-type="float">
            <text:p>8,074</text:p>
          </table:table-cell>
          <table:table-cell table:style-name="ce13" office:value-type="float" office:value="5926" calcext:value-type="float">
            <text:p>5,926</text:p>
          </table:table-cell>
          <table:table-cell table:style-name="ce13" office:value-type="float" office:value="503" calcext:value-type="float">
            <text:p>503</text:p>
          </table:table-cell>
          <table:table-cell table:style-name="ce13" office:value-type="float" office:value="277" calcext:value-type="float">
            <text:p>277</text:p>
          </table:table-cell>
          <table:table-cell table:style-name="ce13" office:value-type="float" office:value="226" calcext:value-type="float">
            <text:p>226</text:p>
          </table:table-cell>
          <table:table-cell table:style-name="ce22" office:value-type="float" office:value="3.59285714285714" calcext:value-type="float">
            <text:p>3.59</text:p>
          </table:table-cell>
          <table:table-cell table:style-name="ce13" office:value-type="float" office:value="687" calcext:value-type="float">
            <text:p>687</text:p>
          </table:table-cell>
          <table:table-cell table:style-name="ce13" office:value-type="float" office:value="382" calcext:value-type="float">
            <text:p>382</text:p>
          </table:table-cell>
          <table:table-cell table:style-name="ce13" office:value-type="float" office:value="305" calcext:value-type="float">
            <text:p>305</text:p>
          </table:table-cell>
          <table:table-cell table:style-name="ce28" office:value-type="float" office:value="4.90714285714286" calcext:value-type="float">
            <text:p>4.91</text:p>
          </table:table-cell>
          <table:table-cell table:style-name="ce13" office:value-type="float" office:value="1140" calcext:value-type="float">
            <text:p>1,140</text:p>
          </table:table-cell>
          <table:table-cell table:style-name="ce13" office:value-type="float" office:value="621" calcext:value-type="float">
            <text:p>621</text:p>
          </table:table-cell>
          <table:table-cell table:style-name="ce13" office:value-type="float" office:value="519" calcext:value-type="float">
            <text:p>519</text:p>
          </table:table-cell>
          <table:table-cell table:style-name="ce22" office:value-type="float" office:value="8.14285714285714" calcext:value-type="float">
            <text:p>8.14</text:p>
          </table:table-cell>
          <table:table-cell table:style-name="ce13" office:value-type="float" office:value="1238" calcext:value-type="float">
            <text:p>1,238</text:p>
          </table:table-cell>
          <table:table-cell table:style-name="ce13" office:value-type="float" office:value="670" calcext:value-type="float">
            <text:p>670</text:p>
          </table:table-cell>
          <table:table-cell table:style-name="ce13" office:value-type="float" office:value="568" calcext:value-type="float">
            <text:p>568</text:p>
          </table:table-cell>
          <table:table-cell table:style-name="ce22" office:value-type="float" office:value="8.84285714285714" calcext:value-type="float">
            <text:p>8.84</text:p>
          </table:table-cell>
          <table:table-cell table:style-name="ce13" office:value-type="float" office:value="588" calcext:value-type="float">
            <text:p>588</text:p>
          </table:table-cell>
          <table:table-cell table:style-name="ce13" office:value-type="float" office:value="319" calcext:value-type="float">
            <text:p>319</text:p>
          </table:table-cell>
          <table:table-cell table:style-name="ce13" office:value-type="float" office:value="269" calcext:value-type="float">
            <text:p>269</text:p>
          </table:table-cell>
          <table:table-cell table:style-name="ce22" office:value-type="float" office:value="4.2" calcext:value-type="float">
            <text:p>4.20</text:p>
          </table:table-cell>
          <table:table-cell table:style-name="ce13" office:value-type="float" office:value="12068" calcext:value-type="float">
            <text:p>12,068</text:p>
          </table:table-cell>
          <table:table-cell table:style-name="ce13" office:value-type="float" office:value="7016" calcext:value-type="float">
            <text:p>7,016</text:p>
          </table:table-cell>
          <table:table-cell table:style-name="ce13" office:value-type="float" office:value="5052" calcext:value-type="float">
            <text:p>5,052</text:p>
          </table:table-cell>
          <table:table-cell table:style-name="ce22" office:value-type="float" office:value="86.2" calcext:value-type="float">
            <text:p>86.20</text:p>
          </table:table-cell>
          <table:table-cell table:style-name="ce13" office:value-type="float" office:value="2136" calcext:value-type="float">
            <text:p>2,136</text:p>
          </table:table-cell>
          <table:table-cell table:style-name="ce13" office:value-type="float" office:value="1178" calcext:value-type="float">
            <text:p>1,178</text:p>
          </table:table-cell>
          <table:table-cell table:style-name="ce13" office:value-type="float" office:value="958" calcext:value-type="float">
            <text:p>958</text:p>
          </table:table-cell>
          <table:table-cell table:style-name="ce22" office:value-type="float" office:value="15.2571428571429" calcext:value-type="float">
            <text:p>15.26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